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ans-serif"/>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text-properties fo:language="de" fo:country="DE" fo:background-color="#ffffff"/>
    </style:style>
    <style:style style:name="P2" style:family="paragraph" style:parent-style-name="Standard">
      <style:paragraph-properties fo:text-align="justify" style:justify-single-word="false"/>
      <style:text-properties fo:language="de" fo:country="DE"/>
    </style:style>
    <style:style style:name="P3" style:family="paragraph" style:parent-style-name="Standard">
      <style:paragraph-properties fo:line-height="100%" fo:text-align="justify" style:justify-single-word="false"/>
      <style:text-properties fo:language="de" fo:country="DE" fo:background-color="#ffffff"/>
    </style:style>
    <style:style style:name="P4" style:family="paragraph" style:parent-style-name="Standard">
      <style:paragraph-properties fo:line-height="100%" fo:text-align="justify" style:justify-single-word="false"/>
      <style:text-properties fo:language="de" fo:country="DE"/>
    </style:style>
    <style:style style:name="P5" style:family="paragraph" style:parent-style-name="Standard">
      <style:paragraph-properties fo:line-height="115%" fo:text-align="justify" style:justify-single-word="false"/>
      <style:text-properties fo:language="de" fo:country="DE" fo:background-color="#ffffff"/>
    </style:style>
    <style:style style:name="P6" style:family="paragraph" style:parent-style-name="Standard">
      <style:paragraph-properties fo:line-height="115%" fo:text-align="justify" style:justify-single-word="false"/>
      <style:text-properties fo:language="de" fo:country="DE"/>
    </style:style>
    <style:style style:name="P7" style:family="paragraph" style:parent-style-name="Text_20_body">
      <style:paragraph-properties fo:line-height="115%" fo:text-align="justify" style:justify-single-word="false"/>
      <style:text-properties fo:language="de" fo:country="DE" fo:background-color="#ffffff"/>
    </style:style>
    <style:style style:name="P8" style:family="paragraph" style:parent-style-name="Standard">
      <style:paragraph-properties fo:line-height="115%" fo:text-align="justify" style:justify-single-word="false"/>
      <style:text-properties fo:language="de" fo:country="DE" fo:background-color="#ffff00"/>
    </style:style>
    <style:style style:name="P9" style:family="paragraph" style:parent-style-name="Standard">
      <style:paragraph-properties fo:line-height="115%" fo:text-align="justify" style:justify-single-word="false"/>
      <style:text-properties fo:language="de" fo:country="DE" fo:background-color="transparent"/>
    </style:style>
    <style:style style:name="P10" style:family="paragraph" style:parent-style-name="Standard">
      <style:paragraph-properties fo:line-height="115%" fo:text-align="justify" style:justify-single-word="false"/>
      <style:text-properties style:text-line-through-style="solid"/>
    </style:style>
    <style:style style:name="P11" style:family="paragraph" style:parent-style-name="Standard">
      <style:paragraph-properties fo:line-height="115%" fo:text-align="justify" style:justify-single-word="false"/>
      <style:text-properties fo:language="de" fo:country="DE"/>
    </style:style>
    <style:style style:name="P12" style:family="paragraph" style:parent-style-name="Standard">
      <style:paragraph-properties fo:line-height="115%" fo:text-align="justify" style:justify-single-word="false"/>
      <style:text-properties fo:language="de" fo:country="DE" fo:font-weight="normal" style:font-weight-asian="normal" style:font-weight-complex="normal"/>
    </style:style>
    <style:style style:name="P13" style:family="paragraph" style:parent-style-name="Standard" style:list-style-name="L4">
      <style:paragraph-properties fo:line-height="115%" fo:text-align="justify" style:justify-single-word="false"/>
      <style:text-properties fo:language="de" fo:country="DE" fo:font-weight="normal" style:font-weight-asian="normal" style:font-weight-complex="normal"/>
    </style:style>
    <style:style style:name="P14" style:family="paragraph" style:parent-style-name="Standard">
      <style:paragraph-properties fo:line-height="100%" fo:text-align="justify" style:justify-single-word="false"/>
      <style:text-properties fo:language="de" fo:country="DE" fo:font-weight="normal" style:font-weight-asian="normal" style:font-weight-complex="normal"/>
    </style:style>
    <style:style style:name="P15" style:family="paragraph" style:parent-style-name="Standard" style:list-style-name="L1">
      <style:paragraph-properties fo:line-height="100%" fo:text-align="justify" style:justify-single-word="false"/>
      <style:text-properties fo:language="de" fo:country="DE" fo:font-weight="normal" style:font-weight-asian="normal" style:font-weight-complex="normal"/>
    </style:style>
    <style:style style:name="P16" style:family="paragraph" style:parent-style-name="Standard">
      <style:paragraph-properties fo:line-height="115%" fo:text-align="justify" style:justify-single-word="false"/>
      <style:text-properties fo:language="de" fo:country="DE" fo:font-weight="normal" fo:background-color="transparent" style:font-weight-asian="normal" style:font-weight-complex="normal"/>
    </style:style>
    <style:style style:name="P17" style:family="paragraph" style:parent-style-name="Standard">
      <style:paragraph-properties fo:line-height="100%" fo:text-align="justify" style:justify-single-word="false"/>
      <style:text-properties fo:language="de" fo:country="DE" fo:font-weight="normal" fo:background-color="#ffff00" style:font-weight-asian="normal" style:font-weight-complex="normal"/>
    </style:style>
    <style:style style:name="P18" style:family="paragraph" style:parent-style-name="Standard">
      <style:paragraph-properties fo:line-height="115%" fo:text-align="justify" style:justify-single-word="false"/>
      <style:text-properties fo:language="de" fo:country="DE" fo:background-color="#ffffff"/>
    </style:style>
    <style:style style:name="P19" style:family="paragraph" style:parent-style-name="Standard">
      <style:paragraph-properties fo:line-height="100%" fo:text-align="justify" style:justify-single-word="false"/>
      <style:text-properties fo:language="de" fo:country="DE" fo:background-color="#ffffff"/>
    </style:style>
    <style:style style:name="P20" style:family="paragraph" style:parent-style-name="Standard">
      <style:paragraph-properties fo:line-height="115%" fo:text-align="justify" style:justify-single-word="false"/>
      <style:text-properties fo:language="de" fo:country="DE" fo:background-color="transparent"/>
    </style:style>
    <style:style style:name="P21" style:family="paragraph" style:parent-style-name="Standard">
      <style:paragraph-properties fo:line-height="115%" fo:text-align="justify" style:justify-single-word="false"/>
      <style:text-properties fo:language="de" fo:country="DE" fo:background-color="#ffff00"/>
    </style:style>
    <style:style style:name="P22" style:family="paragraph" style:parent-style-name="Standard">
      <style:paragraph-properties fo:line-height="100%" fo:text-align="justify" style:justify-single-word="false"/>
      <style:text-properties fo:language="de" fo:country="DE"/>
    </style:style>
    <style:style style:name="P23" style:family="paragraph" style:parent-style-name="Standard">
      <style:paragraph-properties fo:text-align="justify" style:justify-single-word="false"/>
      <style:text-properties fo:language="de" fo:country="DE"/>
    </style:style>
    <style:style style:name="P24" style:family="paragraph" style:parent-style-name="Standard" style:list-style-name="L3"/>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line-height="115%" fo:text-align="justify" style:justify-single-word="false"/>
      <style:text-properties style:text-line-through-style="solid"/>
    </style:style>
    <style:style style:name="P27" style:family="paragraph" style:parent-style-name="Standard">
      <style:paragraph-properties fo:break-before="page"/>
      <style:text-properties fo:language="de" fo:country="DE" fo:background-color="#ffffff"/>
    </style:style>
    <style:style style:name="P28" style:family="paragraph" style:parent-style-name="Text_20_body">
      <style:paragraph-properties fo:line-height="115%" fo:text-align="justify" style:justify-single-word="false"/>
      <style:text-properties fo:language="de" fo:country="DE" fo:font-weight="normal" style:font-weight-asian="normal" style:font-weight-complex="normal"/>
    </style:style>
    <style:style style:name="P29" style:family="paragraph" style:parent-style-name="Text_20_body">
      <style:paragraph-properties fo:line-height="115%" fo:text-align="justify" style:justify-single-word="false"/>
      <style:text-properties fo:language="de" fo:country="DE" fo:background-color="#ffffff"/>
    </style:style>
    <style:style style:name="P30" style:family="paragraph" style:parent-style-name="Heading_20_1" style:master-page-name="">
      <style:paragraph-properties style:page-number="auto" fo:break-before="pag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Table_20_Contents">
      <style:paragraph-properties fo:text-align="justify" style:justify-single-word="false"/>
    </style:style>
    <style:style style:name="P35" style:family="paragraph" style:parent-style-name="Contents_20_4">
      <style:paragraph-properties>
        <style:tab-stops>
          <style:tab-stop style:position="16.092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fo:background-color="#ffffff" style:font-weight-asian="normal" style:font-weight-complex="normal" loext:char-shading-value="0"/>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loext:char-shading-value="0"/>
    </style:style>
    <style:style style:name="T6" style:family="text">
      <style:text-properties fo:font-style="normal" fo:font-weight="normal" style:font-style-asian="normal" style:font-weight-asian="normal" style:font-style-complex="normal" style:font-weight-complex="normal" loext:char-shading-value="0"/>
    </style:style>
    <style:style style:name="T7" style:family="text">
      <style:text-properties style:text-line-through-style="none" fo:language="de" fo:country="DE" fo:background-color="transparent" loext:char-shading-value="0"/>
    </style:style>
    <style:style style:name="T8" style:family="text">
      <style:text-properties style:text-line-through-style="none" fo:background-color="transparent" loext:char-shading-value="0"/>
    </style:style>
    <style:style style:name="T9" style:family="text">
      <style:text-properties fo:background-color="#fff200" loext:char-shading-value="0"/>
    </style:style>
    <style:style style:name="T10" style:family="text">
      <style:text-properties fo:background-color="#fff200"/>
    </style:style>
    <style:style style:name="T11" style:family="text">
      <style:text-properties fo:background-color="transparent" loext:char-shading-value="0"/>
    </style:style>
    <style:style style:name="T12" style:family="text">
      <style:text-properties fo:language="de" fo:country="DE"/>
    </style:style>
    <style:style style:name="T13" style:family="text">
      <style:text-properties fo:language="de" fo:country="DE" fo:background-color="#ffff00" loext:char-shading-value="0"/>
    </style:style>
    <style:style style:name="T14" style:family="text">
      <style:text-properties fo:background-color="#ffff00" loext:char-shading-value="0"/>
    </style:style>
    <style:style style:name="T15" style:family="text">
      <style:text-properties loext:char-shading-value="0"/>
    </style:style>
    <style:style style:name="T16" style:family="text">
      <style:text-properties fo:font-style="italic" fo:font-weight="normal" style:font-style-asian="italic" style:font-weight-asian="normal" style:font-style-complex="italic" style:font-weight-complex="normal" loext:char-shading-value="0"/>
    </style:style>
    <style:style style:name="T17" style:family="text">
      <style:text-properties fo:language="de" fo:country="DE"/>
    </style:style>
    <style:style style:name="T18" style:family="text">
      <style:text-properties fo:language="de" fo:country="DE" fo:background-color="#ffff00" loext:char-shading-value="0"/>
    </style:style>
    <style:style style:name="T19" style:family="text">
      <style:text-properties fo:background-color="#fff200"/>
    </style:style>
    <style:style style:name="T20" style:family="text">
      <style:text-properties fo:background-color="#fff200" loext:char-shading-value="0"/>
    </style:style>
    <style:style style:name="T21" style:family="text">
      <style:text-properties fo:background-color="#fff200" loext:char-shading-value="0"/>
    </style:style>
    <style:style style:name="T22" style:family="text">
      <style:text-properties style:text-line-through-style="none" fo:language="de" fo:country="DE" fo:background-color="transparent" loext:char-shading-value="0"/>
    </style:style>
    <style:style style:name="T23" style:family="text">
      <style:text-properties style:text-line-through-style="none" fo:background-color="transparent" loext:char-shading-value="0"/>
    </style:style>
    <style:style style:name="T24" style:family="text">
      <style:text-properties style:text-line-through-style="none" fo:font-weight="bold" fo:background-color="transparent" style:font-weight-asian="bold" style:font-weight-complex="bold" loext:char-shading-value="0"/>
    </style:style>
    <style:style style:name="T25" style:family="text">
      <style:text-properties style:text-line-through-style="none" fo:font-weight="bold" fo:background-color="transparent" loext:char-shading-value="0"/>
    </style:style>
    <style:style style:name="T26" style:family="text">
      <style:text-properties style:text-line-through-style="none" fo:background-color="#ffffff" loext:char-shading-value="0"/>
    </style:style>
    <style:style style:name="T27" style:family="text">
      <style:text-properties style:text-line-through-style="none" fo:background-color="#ffffff" loext:char-shading-value="0"/>
    </style:style>
    <style:style style:name="T28" style:family="text">
      <style:text-properties style:text-line-through-style="none" fo:font-style="normal" fo:background-color="#ffffff" style:font-style-asian="normal" style:font-style-complex="normal" loext:char-shading-value="0"/>
    </style:style>
    <style:style style:name="T29" style:family="text">
      <style:text-properties style:text-line-through-style="none" fo:font-style="normal" fo:background-color="transparent" style:font-style-asian="normal" style:font-style-complex="normal" loext:char-shading-value="0"/>
    </style:style>
    <style:style style:name="T30" style:family="text">
      <style:text-properties style:text-line-through-style="none" loext:char-shading-value="0"/>
    </style:style>
    <style:style style:name="T31" style:family="text">
      <style:text-properties style:text-line-through-style="none" loext:char-shading-value="0"/>
    </style:style>
    <style:style style:name="T32" style:family="text">
      <style:text-properties style:text-line-through-style="none" loext:char-shading-value="0"/>
    </style:style>
    <style:style style:name="T33" style:family="text">
      <style:text-properties style:text-line-through-style="none" fo:font-style="italic" style:font-style-asian="italic" style:font-style-complex="italic" loext:char-shading-value="0"/>
    </style:style>
    <style:style style:name="T34" style:family="text">
      <style:text-properties style:text-line-through-style="none" loext:char-shading-value="0"/>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style="normal" fo:font-weight="normal" style:font-style-asian="normal" style:font-weight-asian="normal" style:font-style-complex="normal" style:font-weight-complex="normal" loext:char-shading-value="0"/>
    </style:style>
    <style:style style:name="T38" style:family="text">
      <style:text-properties fo:font-style="normal" fo:font-weight="normal" style:font-style-asian="normal" style:font-weight-asian="normal" style:font-style-complex="normal" style:font-weight-complex="normal" loext:char-shading-value="0"/>
    </style:style>
    <style:style style:name="T39" style:family="text">
      <style:text-properties fo:font-weight="normal" style:font-weight-asian="normal" style:font-weight-complex="normal"/>
    </style:style>
    <style:style style:name="T40" style:family="text">
      <style:text-properties fo:font-weight="normal" style:font-weight-asian="normal" style:font-weight-complex="normal" loext:char-shading-value="0"/>
    </style:style>
    <style:style style:name="T41" style:family="text">
      <style:text-properties fo:font-weight="normal" style:font-weight-asian="normal" style:font-weight-complex="normal" loext:char-shading-value="0"/>
    </style:style>
    <style:style style:name="T42" style:family="text">
      <style:text-properties fo:font-weight="normal" fo:background-color="#ffffff" style:font-weight-asian="normal" style:font-weight-complex="normal" loext:char-shading-value="0"/>
    </style:style>
    <style:style style:name="T43" style:family="text">
      <style:text-properties fo:background-color="transparent" loext:char-shading-value="0"/>
    </style:style>
    <style:style style:name="T44" style:family="text">
      <style:text-properties fo:background-color="#ffff00" loext:char-shading-value="0"/>
    </style:style>
    <style:style style:name="T45" style:family="text">
      <style:text-properties loext:char-shading-value="0"/>
    </style:style>
    <style:style style:name="T46" style:family="text">
      <style:text-properties fo:font-style="italic" fo:font-weight="normal" style:font-style-asian="italic" style:font-weight-asian="normal" style:font-style-complex="italic" style:font-weight-complex="normal"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01738032" text:id="ct301738032">
          <text:insertion>
            <office:change-info>
              <dc:creator>Oliver Bildesheim</dc:creator>
              <dc:date>2018-05-19T17:23:00</dc:date>
            </office:change-info>
          </text:insertion>
        </text:changed-region>
        <text:changed-region xml:id="ct301721184" text:id="ct301721184">
          <text:insertion>
            <office:change-info>
              <dc:creator>Oliver Bildesheim</dc:creator>
              <dc:date>2018-05-19T17:17:00</dc:date>
            </office:change-info>
          </text:insertion>
        </text:changed-region>
        <text:changed-region xml:id="ct301725448" text:id="ct301725448">
          <text:insertion>
            <office:change-info>
              <dc:creator>Oliver Bildesheim</dc:creator>
              <dc:date>2018-05-19T17:18:00</dc:date>
            </office:change-info>
          </text:insertion>
        </text:changed-region>
        <text:changed-region xml:id="ct301721808" text:id="ct301721808">
          <text:insertion>
            <office:change-info>
              <dc:creator>Oliver Bildesheim</dc:creator>
              <dc:date>2018-05-19T17:20:00</dc:date>
            </office:change-info>
          </text:insertion>
        </text:changed-region>
        <text:changed-region xml:id="ct301732936" text:id="ct301732936">
          <text:insertion>
            <office:change-info>
              <dc:creator>Oliver Bildesheim</dc:creator>
              <dc:date>2018-05-19T17:21:00</dc:date>
            </office:change-info>
          </text:insertion>
        </text:changed-region>
        <text:changed-region xml:id="ct301732520" text:id="ct301732520">
          <text:insertion>
            <office:change-info>
              <dc:creator>Oliver Bildesheim</dc:creator>
              <dc:date>2018-05-19T17:22:00</dc:date>
            </office:change-info>
          </text:insertion>
        </text:changed-region>
        <text:changed-region xml:id="ct430211000" text:id="ct430211000">
          <text:insertion>
            <office:change-info>
              <dc:creator>Oliver Bildesheim</dc:creator>
              <dc:date>2018-05-19T17:32:00</dc:date>
            </office:change-info>
          </text:insertion>
        </text:changed-region>
        <text:changed-region xml:id="ct430209336" text:id="ct430209336">
          <text:insertion>
            <office:change-info>
              <dc:creator>Oliver Bildesheim</dc:creator>
              <dc:date>2018-05-19T17:33:00</dc:date>
            </office:change-info>
          </text:insertion>
        </text:changed-region>
        <text:changed-region xml:id="ct430209544" text:id="ct430209544">
          <text:insertion>
            <office:change-info>
              <dc:creator>Oliver Bildesheim</dc:creator>
              <dc:date>2018-05-19T17:34:00</dc:date>
            </office:change-info>
          </text:insertion>
        </text:changed-region>
        <text:changed-region xml:id="ct430217136" text:id="ct430217136">
          <text:insertion>
            <office:change-info>
              <dc:creator>Oliver Bildesheim</dc:creator>
              <dc:date>2018-05-19T17:37:00</dc:date>
            </office:change-info>
          </text:insertion>
        </text:changed-region>
        <text:changed-region xml:id="ct430218696" text:id="ct430218696">
          <text:insertion>
            <office:change-info>
              <dc:creator>Oliver Bildesheim</dc:creator>
              <dc:date>2018-05-19T17:38:00</dc:date>
            </office:change-info>
          </text:insertion>
        </text:changed-region>
        <text:changed-region xml:id="ct430216304" text:id="ct430216304">
          <text:insertion>
            <office:change-info>
              <dc:creator>Oliver Bildesheim</dc:creator>
              <dc:date>2018-05-19T17:42:00</dc:date>
            </office:change-info>
          </text:insertion>
        </text:changed-region>
        <text:changed-region xml:id="ct430217344" text:id="ct430217344">
          <text:insertion>
            <office:change-info>
              <dc:creator>Oliver Bildesheim</dc:creator>
              <dc:date>2018-05-19T17:44:00</dc:date>
            </office:change-info>
          </text:insertion>
        </text:changed-region>
        <text:changed-region xml:id="ct430215472" text:id="ct430215472">
          <text:insertion>
            <office:change-info>
              <dc:creator>Oliver Bildesheim</dc:creator>
              <dc:date>2018-05-19T17:43:00</dc:date>
            </office:change-info>
          </text:insertion>
        </text:changed-region>
        <text:changed-region xml:id="ct430216512" text:id="ct430216512">
          <text:insertion>
            <office:change-info>
              <dc:creator>Oliver Bildesheim</dc:creator>
              <dc:date>2018-05-19T17:44:00</dc:date>
            </office:change-info>
          </text:insertion>
        </text:changed-region>
        <text:changed-region xml:id="ct430217968" text:id="ct430217968">
          <text:insertion>
            <office:change-info>
              <dc:creator>Oliver Bildesheim</dc:creator>
              <dc:date>2018-05-19T17:45:00</dc:date>
            </office:change-info>
          </text:insertion>
        </text:changed-region>
        <text:changed-region xml:id="ct430217656" text:id="ct430217656">
          <text:insertion>
            <office:change-info>
              <dc:creator>Oliver Bildesheim</dc:creator>
              <dc:date>2018-05-19T17:46:00</dc:date>
            </office:change-info>
          </text:insertion>
        </text:changed-region>
        <text:changed-region xml:id="ct430217448" text:id="ct430217448">
          <text:insertion>
            <office:change-info>
              <dc:creator>Oliver Bildesheim</dc:creator>
              <dc:date>2018-05-19T17:48:00</dc:date>
            </office:change-info>
          </text:insertion>
        </text:changed-region>
        <text:changed-region xml:id="ct430217240" text:id="ct430217240">
          <text:insertion>
            <office:change-info>
              <dc:creator>Oliver Bildesheim</dc:creator>
              <dc:date>2018-05-19T17:49:00</dc:date>
            </office:change-info>
          </text:insertion>
        </text:changed-region>
        <text:changed-region xml:id="ct430217552" text:id="ct430217552">
          <text:insertion>
            <office:change-info>
              <dc:creator>Oliver Bildesheim</dc:creator>
              <dc:date>2018-05-19T17:51:00</dc:date>
            </office:change-info>
          </text:insertion>
        </text:changed-region>
        <text:changed-region xml:id="ct430217864" text:id="ct430217864">
          <text:insertion>
            <office:change-info>
              <dc:creator>Oliver Bildesheim</dc:creator>
              <dc:date>2018-05-19T17:52:00</dc:date>
            </office:change-info>
          </text:insertion>
        </text:changed-region>
        <text:changed-region xml:id="ct430215576" text:id="ct430215576">
          <text:insertion>
            <office:change-info>
              <dc:creator>Oliver Bildesheim</dc:creator>
              <dc:date>2018-05-19T17:53:00</dc:date>
            </office:change-info>
          </text:insertion>
        </text:changed-region>
        <text:changed-region xml:id="ct438899240" text:id="ct438899240">
          <text:deletion>
            <office:change-info>
              <dc:creator>Oliver Bildesheim</dc:creator>
              <dc:date>2018-05-19T18:19:00</dc:date>
            </office:change-info>
            <text:p text:style-name="P1"><text:span text:style-name="T1">Beschreibung einer Architektur zur Metadatenerstellung</text:span></text:p>
            <text:p text:style-name="P2"/>
            <text:p text:style-name="P3"/>
          </text:deletion>
        </text:changed-region>
        <text:changed-region xml:id="ct301723264" text:id="ct301723264">
          <text:deletion>
            <office:change-info>
              <dc:creator>Oliver Bildesheim</dc:creator>
              <dc:date>2018-05-19T17:17:00</dc:date>
            </office:change-info>
            <text:p text:style-name="P3">Die Beschreibung der Architektur soll aufzeigen, wie das Projektziel, die automatisierte Erfassung von Metadaten, technisch umgesetzt werden kann. Damit </text:p>
          </text:deletion>
        </text:changed-region>
        <text:changed-region xml:id="ct298257936" text:id="ct298257936">
          <text:deletion>
            <office:change-info>
              <dc:creator>Till Adams</dc:creator>
              <dc:date>2018-05-09T14:38:00</dc:date>
            </office:change-info>
            <text:p text:style-name="P3">beschreibt</text:p>
          </text:deletion>
        </text:changed-region>
        <text:changed-region xml:id="ct298260640" text:id="ct298260640">
          <text:deletion>
            <office:change-info>
              <dc:creator>Oliver Bildesheim</dc:creator>
              <dc:date>2018-05-19T17:17:00</dc:date>
            </office:change-info>
            <text:p text:style-name="P3">dient</text:p>
          </text:deletion>
          <text:insertion>
            <office:change-info office:chg-author="Till Adams" office:chg-date-time="2018-05-09T14:38:00"/>
          </text:insertion>
        </text:changed-region>
        <text:changed-region xml:id="ct301724096" text:id="ct301724096">
          <text:deletion>
            <office:change-info>
              <dc:creator>Oliver Bildesheim</dc:creator>
              <dc:date>2018-05-19T17:17:00</dc:date>
            </office:change-info>
            <text:p text:style-name="P3"><text:s/>diese</text:p>
          </text:deletion>
        </text:changed-region>
        <text:changed-region xml:id="ct298260120" text:id="ct298260120">
          <text:deletion>
            <office:change-info>
              <dc:creator>Oliver Bildesheim</dc:creator>
              <dc:date>2018-05-19T17:17:00</dc:date>
            </office:change-info>
            <text:p text:style-name="P3"><text:s/></text:p>
          </text:deletion>
          <text:insertion>
            <office:change-info office:chg-author="Till Adams" office:chg-date-time="2018-05-09T14:38:00"/>
          </text:insertion>
        </text:changed-region>
        <text:changed-region xml:id="ct301723784" text:id="ct301723784">
          <text:deletion>
            <office:change-info>
              <dc:creator>Oliver Bildesheim</dc:creator>
              <dc:date>2018-05-19T17:17:00</dc:date>
            </office:change-info>
            <text:p text:style-name="P3">Beschreibung auch bereits </text:p>
          </text:deletion>
        </text:changed-region>
        <text:changed-region xml:id="ct298259496" text:id="ct298259496">
          <text:deletion>
            <office:change-info>
              <dc:creator>Till Adams</dc:creator>
              <dc:date>2018-05-09T14:38:00</dc:date>
            </office:change-info>
            <text:p text:style-name="P3">die</text:p>
          </text:deletion>
        </text:changed-region>
        <text:changed-region xml:id="ct298258456" text:id="ct298258456">
          <text:deletion>
            <office:change-info>
              <dc:creator>Oliver Bildesheim</dc:creator>
              <dc:date>2018-05-19T17:17:00</dc:date>
            </office:change-info>
            <text:p text:style-name="P3">als</text:p>
          </text:deletion>
          <text:insertion>
            <office:change-info office:chg-author="Till Adams" office:chg-date-time="2018-05-09T14:38:00"/>
          </text:insertion>
        </text:changed-region>
        <text:changed-region xml:id="ct301724408" text:id="ct301724408">
          <text:deletion>
            <office:change-info>
              <dc:creator>Oliver Bildesheim</dc:creator>
              <dc:date>2018-05-19T17:17:00</dc:date>
            </office:change-info>
            <text:p text:style-name="P3"><text:s/>Architektur</text:p>
          </text:deletion>
        </text:changed-region>
        <text:changed-region xml:id="ct298259080" text:id="ct298259080">
          <text:deletion>
            <office:change-info>
              <dc:creator>Oliver Bildesheim</dc:creator>
              <dc:date>2018-05-19T17:17:00</dc:date>
            </office:change-info>
            <text:p text:style-name="P3">skizze</text:p>
          </text:deletion>
          <text:insertion>
            <office:change-info office:chg-author="Till Adams" office:chg-date-time="2018-05-09T14:38:00"/>
          </text:insertion>
        </text:changed-region>
        <text:changed-region xml:id="ct301722536" text:id="ct301722536">
          <text:deletion>
            <office:change-info>
              <dc:creator>Oliver Bildesheim</dc:creator>
              <dc:date>2018-05-19T17:17:00</dc:date>
            </office:change-info>
            <text:p text:style-name="P3"><text:s/>des im Projektumfang enthaltene Proof of Concepts (Prototypen).</text:p>
          </text:deletion>
        </text:changed-region>
        <text:changed-region xml:id="ct438897680" text:id="ct438897680">
          <text:deletion>
            <office:change-info>
              <dc:creator>Oliver Bildesheim</dc:creator>
              <dc:date>2018-05-19T18:19:00</dc:date>
            </office:change-info>
            <text:p text:style-name="P3"><text:span text:style-name="T2"/></text:p>
            <text:p text:style-name="P4"/>
            <text:p text:style-name="P5"/>
          </text:deletion>
        </text:changed-region>
        <text:changed-region xml:id="ct438889672" text:id="ct438889672">
          <text:deletion>
            <office:change-info>
              <dc:creator>Oliver Bildesheim</dc:creator>
              <dc:date>2018-05-19T18:03:00</dc:date>
            </office:change-info>
            <text:p text:style-name="P5">Die Informationen über Daten (Metadaten) können grundsätzlich aus zwei Quellen generiert werden: (i) durch Ableitung <text:span text:style-name="T1">aus</text:span> <text:span text:style-name="T3">den Daten selbst</text:span><text:span text:style-name="T4">,</text:span><text:span text:style-name="T3"> </text:span><text:span text:style-name="T4">wie dies im unteren Teil der Abbildung zu erkennen ist, </text:span>und (ii) über Deep-Learning</text:p>
          </text:deletion>
        </text:changed-region>
        <text:changed-region xml:id="ct298260328" text:id="ct298260328">
          <text:deletion>
            <office:change-info>
              <dc:creator>Oliver Bildesheim</dc:creator>
              <dc:date>2018-05-11T17:33:00</dc:date>
            </office:change-info>
            <text:p text:style-name="P5"><text:s/></text:p>
          </text:deletion>
        </text:changed-region>
        <text:changed-region xml:id="ct438889360" text:id="ct438889360">
          <text:deletion>
            <office:change-info>
              <dc:creator>Oliver Bildesheim</dc:creator>
              <dc:date>2018-05-19T18:03:00</dc:date>
            </office:change-info>
            <text:p text:style-name="P5">Methoden, wobei für die Erfassung von</text:p>
          </text:deletion>
        </text:changed-region>
        <text:changed-region xml:id="ct298258560" text:id="ct298258560">
          <text:deletion>
            <office:change-info>
              <dc:creator>Oliver Bildesheim</dc:creator>
              <dc:date>2018-05-11T17:34:00</dc:date>
            </office:change-info>
            <text:p text:style-name="P5"><text:s/>sogenannten</text:p>
          </text:deletion>
        </text:changed-region>
        <text:changed-region xml:id="ct438888944" text:id="ct438888944">
          <text:deletion>
            <office:change-info>
              <dc:creator>Oliver Bildesheim</dc:creator>
              <dc:date>2018-05-19T18:03:00</dc:date>
            </office:change-info>
            <text:p text:style-name="P5"><text:s/>benötigten Trainingsdaten </text:p>
          </text:deletion>
        </text:changed-region>
        <text:changed-region xml:id="ct298258664" text:id="ct298258664">
          <text:deletion>
            <office:change-info>
              <dc:creator>Oliver Bildesheim</dc:creator>
              <dc:date>2018-05-13T13:11:00</dc:date>
            </office:change-info>
            <text:p text:style-name="P5"><text:s/></text:p>
          </text:deletion>
        </text:changed-region>
        <text:changed-region xml:id="ct438889776" text:id="ct438889776">
          <text:deletion>
            <office:change-info>
              <dc:creator>Oliver Bildesheim</dc:creator>
              <dc:date>2018-05-19T18:03:00</dc:date>
            </office:change-info>
            <text:p text:style-name="P5">sogenannte <text:span text:style-name="T1">Harvester</text:span><text:span text:style-name="T4"> verwendet werden. Diese </text:span></text:p>
          </text:deletion>
        </text:changed-region>
        <text:changed-region xml:id="ct298260432" text:id="ct298260432">
          <text:deletion>
            <office:change-info>
              <dc:creator>Oliver Bildesheim</dc:creator>
              <dc:date>2018-05-11T17:34:00</dc:date>
            </office:change-info>
            <text:p text:style-name="P5"><text:span text:style-name="T4">können</text:span></text:p>
          </text:deletion>
        </text:changed-region>
        <text:changed-region xml:id="ct438889984" text:id="ct438889984">
          <text:deletion>
            <office:change-info>
              <dc:creator>Oliver Bildesheim</dc:creator>
              <dc:date>2018-05-19T18:03:00</dc:date>
            </office:change-info>
            <text:p text:style-name="P5"><text:span text:style-name="T4"><text:s/>automatisiert Metadaten aus e</text:span><text:span text:style-name="T5">xternen</text:span><text:span text:style-name="T5"> Quellen </text:span></text:p>
          </text:deletion>
        </text:changed-region>
        <text:changed-region xml:id="ct298258872" text:id="ct298258872">
          <text:deletion>
            <office:change-info>
              <dc:creator>Oliver Bildesheim</dc:creator>
              <dc:date>2018-05-11T17:34:00</dc:date>
            </office:change-info>
            <text:p text:style-name="P5"><text:span text:style-name="T5">beziehen</text:span></text:p>
          </text:deletion>
        </text:changed-region>
        <text:changed-region xml:id="ct298260536" text:id="ct298260536">
          <text:deletion>
            <office:change-info>
              <dc:creator>Oliver Bildesheim</dc:creator>
              <dc:date>2018-05-11T17:35:00</dc:date>
            </office:change-info>
            <text:p text:style-name="P5"><text:span text:style-name="T5">s über</text:span></text:p>
          </text:deletion>
        </text:changed-region>
        <text:changed-region xml:id="ct298259808" text:id="ct298259808">
          <text:deletion>
            <office:change-info>
              <dc:creator>Oliver Bildesheim</dc:creator>
              <dc:date>2018-05-11T17:34:00</dc:date>
            </office:change-info>
            <text:p text:style-name="P5"><text:span text:style-name="T5">, die</text:span></text:p>
          </text:deletion>
        </text:changed-region>
        <text:changed-region xml:id="ct438887072" text:id="ct438887072">
          <text:deletion>
            <office:change-info>
              <dc:creator>Oliver Bildesheim</dc:creator>
              <dc:date>2018-05-19T18:03:00</dc:date>
            </office:change-info>
            <text:p text:style-name="P5"><text:span text:style-name="T5"><text:s/>standardisierte CSW-Dienste (Catalogue Service </text:span><text:span text:style-name="T6">for the Web, </text:span><text:span text:style-name="Emphasis"><text:span text:style-name="T6">das ist ein OGC-Standard</text:span></text:span><text:span text:style-name="T6">),</text:span><text:span text:style-name="T6"> </text:span><text:span text:style-name="T5">dargestellt im rechten Bildbereich.</text:span></text:p>
          </text:deletion>
        </text:changed-region>
        <text:changed-region xml:id="ct438900280" text:id="ct438900280">
          <text:deletion>
            <office:change-info>
              <dc:creator>Oliver Bildesheim</dc:creator>
              <dc:date>2018-05-19T18:19:00</dc:date>
            </office:change-info>
            <text:p text:style-name="P5"><text:span text:style-name="T2"/></text:p>
            <text:p text:style-name="P6"><text:span text:style-name="T7"/></text:p>
            <text:p text:style-name="P7">Beim ersten Verfahren werden bspw. die sog. Header-Dateien aus Rasterdaten (bspw. Sentinel Satellitendaten) ausgelesen. Daraus können bereits relevante Informationen über Datentyp (bspw. Geotiffs), räumliche Auflösung (Pixelgröße), räumliche Abdeckung oder die Projektion der Daten extrahiert werden. Der sog. Data Interpreter extrahiert diese Informationen aus den Daten, wobei der Zugriff daraus über Datenbanken, Datenverzeichnisse</text:p>
          </text:deletion>
        </text:changed-region>
        <text:changed-region xml:id="ct438892480" text:id="ct438892480">
          <text:deletion>
            <office:change-info>
              <dc:creator>Oliver Bildesheim</dc:creator>
              <dc:date>2018-05-13T13:12:00</dc:date>
            </office:change-info>
            <text:p text:style-name="P7">,</text:p>
          </text:deletion>
        </text:changed-region>
        <text:changed-region xml:id="ct438897056" text:id="ct438897056">
          <text:deletion>
            <office:change-info>
              <dc:creator>Oliver Bildesheim</dc:creator>
              <dc:date>2018-05-19T18:19:00</dc:date>
            </office:change-info>
            <text:p text:style-name="P7"><text:s/>oder über<text:span text:style-name="T8"> Geodatendienste wie Web Map Service (WMS), Web Feature Service (WFS) und Web Coverage Service (WCS) geschieht, welche Geodaten und dazugehörige Beschreibungen über das Internet anbieten.</text:span></text:p>
            <text:p text:style-name="P5"/>
          </text:deletion>
        </text:changed-region>
        <text:changed-region xml:id="ct438894248" text:id="ct438894248">
          <text:deletion>
            <office:change-info>
              <dc:creator>Oliver Bildesheim</dc:creator>
              <dc:date>2018-05-19T18:09:00</dc:date>
            </office:change-info>
            <text:p text:style-name="P5">Im zweiten Ansatz, dem </text:p>
          </text:deletion>
        </text:changed-region>
        <text:changed-region xml:id="ct438894560" text:id="ct438894560">
          <text:deletion>
            <office:change-info>
              <dc:creator>Oliver Bildesheim</dc:creator>
              <dc:date>2018-05-11T17:35:00</dc:date>
            </office:change-info>
            <text:p text:style-name="P5">sogenannten</text:p>
          </text:deletion>
        </text:changed-region>
        <text:changed-region xml:id="ct438895288" text:id="ct438895288">
          <text:deletion>
            <office:change-info>
              <dc:creator>Oliver Bildesheim</dc:creator>
              <dc:date>2018-05-19T18:09:00</dc:date>
            </office:change-info>
            <text:p text:style-name="P5"><text:s/>Harvesting, werden über den von mundialis entwickelten "ActiniaGDI-Harvester" (GDI = Geodateninfrastruktur) Metadaten von </text:p>
          </text:deletion>
        </text:changed-region>
        <text:changed-region xml:id="ct438893832" text:id="ct438893832">
          <text:deletion>
            <office:change-info>
              <dc:creator>Oliver Bildesheim</dc:creator>
              <dc:date>2018-05-11T17:35:00</dc:date>
            </office:change-info>
            <text:p text:style-name="P5">entfernten</text:p>
          </text:deletion>
        </text:changed-region>
        <text:changed-region xml:id="ct438896432" text:id="ct438896432">
          <text:deletion>
            <office:change-info>
              <dc:creator>Oliver Bildesheim</dc:creator>
              <dc:date>2018-05-19T18:09:00</dc:date>
            </office:change-info>
            <text:p text:style-name="P5"><text:s/>Katalogen (Verzeichnisse von Geodaten, Geodiensten und Metadaten) oder Knoten „geerntet“</text:p>
          </text:deletion>
        </text:changed-region>
        <text:changed-region xml:id="ct438895704" text:id="ct438895704">
          <text:deletion>
            <office:change-info>
              <dc:creator>Oliver Bildesheim</dc:creator>
              <dc:date>2018-05-11T17:36:00</dc:date>
            </office:change-info>
            <text:p text:style-name="P5">, in denen</text:p>
          </text:deletion>
        </text:changed-region>
        <text:changed-region xml:id="ct438895184" text:id="ct438895184">
          <text:deletion>
            <office:change-info>
              <dc:creator>Oliver Bildesheim</dc:creator>
              <dc:date>2018-05-19T18:09:00</dc:date>
            </office:change-info>
            <text:p text:style-name="P5"><text:s/>Metadaten zu gleichen Datentypen in ggf. unterschiedlichen Metadatenprofilen hinterlegt </text:p>
          </text:deletion>
        </text:changed-region>
        <text:changed-region xml:id="ct438896328" text:id="ct438896328">
          <text:deletion>
            <office:change-info>
              <dc:creator>Oliver Bildesheim</dc:creator>
              <dc:date>2018-05-11T17:36:00</dc:date>
            </office:change-info>
            <text:p text:style-name="P5">sind</text:p>
          </text:deletion>
        </text:changed-region>
        <text:changed-region xml:id="ct438894040" text:id="ct438894040">
          <text:deletion>
            <office:change-info>
              <dc:creator>Oliver Bildesheim</dc:creator>
              <dc:date>2018-05-19T18:09:00</dc:date>
            </office:change-info>
            <text:p text:style-name="P5">. </text:p>
          </text:deletion>
        </text:changed-region>
        <text:changed-region xml:id="ct438896016" text:id="ct438896016">
          <text:deletion>
            <office:change-info>
              <dc:creator>Till Adams</dc:creator>
              <dc:date>2018-05-09T14:32:00</dc:date>
            </office:change-info>
            <text:p text:style-name="P5"><text:span text:style-name="T9">Grundsätzlich kann zwischen Katalogen unterschieden werden, die ausschließlich originäre Metadaten enthalten und solchen, die (auch) wiederum „geharvestete“ Metadaten aus anderen Katalogen aufweisen. </text:span><text:s/></text:p>
          </text:deletion>
        </text:changed-region>
        <text:changed-region xml:id="ct438894352" text:id="ct438894352">
          <text:deletion>
            <office:change-info>
              <dc:creator>Oliver Bildesheim</dc:creator>
              <dc:date>2018-05-19T18:09:00</dc:date>
            </office:change-info>
            <text:p text:style-name="P5">Als Katalogdienst </text:p>
          </text:deletion>
        </text:changed-region>
        <text:changed-region xml:id="ct438893208" text:id="ct438893208">
          <text:deletion>
            <office:change-info>
              <dc:creator>Oliver Bildesheim</dc:creator>
              <dc:date>2018-05-11T17:36:00</dc:date>
            </office:change-info>
            <text:p text:style-name="P5">erforschen</text:p>
          </text:deletion>
        </text:changed-region>
        <text:changed-region xml:id="ct438891960" text:id="ct438891960">
          <text:deletion>
            <office:change-info>
              <dc:creator>Oliver Bildesheim</dc:creator>
              <dc:date>2018-05-19T18:09:00</dc:date>
            </office:change-info>
            <text:p text:style-name="P5"><text:s/>CSWs die Inhalte von </text:p>
          </text:deletion>
        </text:changed-region>
        <text:changed-region xml:id="ct438893520" text:id="ct438893520">
          <text:deletion>
            <office:change-info>
              <dc:creator>Oliver Bildesheim</dc:creator>
              <dc:date>2018-05-19T18:09:00</dc:date>
            </office:change-info>
            <text:p text:style-name="P5">anderen </text:p>
          </text:deletion>
          <text:insertion>
            <office:change-info office:chg-author="Till Adams" office:chg-date-time="2018-05-09T14:32:00"/>
          </text:insertion>
        </text:changed-region>
        <text:changed-region xml:id="ct438895600" text:id="ct438895600">
          <text:deletion>
            <office:change-info>
              <dc:creator>Oliver Bildesheim</dc:creator>
              <dc:date>2018-05-19T18:09:00</dc:date>
            </office:change-info>
            <text:p text:style-name="P5">Katalogen und halten diverse Metadaten für </text:p>
          </text:deletion>
        </text:changed-region>
        <text:changed-region xml:id="ct438892896" text:id="ct438892896">
          <text:deletion>
            <office:change-info>
              <dc:creator>Till Adams</dc:creator>
              <dc:date>2018-05-09T14:32:00</dc:date>
            </office:change-info>
            <text:p text:style-name="P5">Geoanwendungen,</text:p>
          </text:deletion>
        </text:changed-region>
        <text:changed-region xml:id="ct438894144" text:id="ct438894144">
          <text:deletion>
            <office:change-info>
              <dc:creator>Oliver Bildesheim</dc:creator>
              <dc:date>2018-05-19T18:09:00</dc:date>
            </office:change-info>
            <text:p text:style-name="P5"><text:s/>Geo</text:p>
          </text:deletion>
        </text:changed-region>
        <text:changed-region xml:id="ct438892688" text:id="ct438892688">
          <text:deletion>
            <office:change-info>
              <dc:creator>Oliver Bildesheim</dc:creator>
              <dc:date>2018-05-19T18:09:00</dc:date>
            </office:change-info>
            <text:p text:style-name="P5">daten</text:p>
          </text:deletion>
          <text:insertion>
            <office:change-info office:chg-author="Till Adams" office:chg-date-time="2018-05-09T14:33:00"/>
          </text:insertion>
        </text:changed-region>
        <text:changed-region xml:id="ct438892168" text:id="ct438892168">
          <text:deletion>
            <office:change-info>
              <dc:creator>Oliver Bildesheim</dc:creator>
              <dc:date>2018-05-19T18:09:00</dc:date>
            </office:change-info>
            <text:p text:style-name="P5">dienste und Geodaten vor. Clients befragen </text:p>
          </text:deletion>
        </text:changed-region>
        <text:changed-region xml:id="ct438891856" text:id="ct438891856">
          <text:deletion>
            <office:change-info>
              <dc:creator>Oliver Bildesheim</dc:creator>
              <dc:date>2018-05-11T17:37:00</dc:date>
            </office:change-info>
            <text:p text:style-name="P5">ihn</text:p>
          </text:deletion>
        </text:changed-region>
        <text:changed-region xml:id="ct438896120" text:id="ct438896120">
          <text:deletion>
            <office:change-info>
              <dc:creator>Oliver Bildesheim</dc:creator>
              <dc:date>2018-05-19T18:09:00</dc:date>
            </office:change-info>
            <text:p text:style-name="P5"><text:s/>zum Beispiel, um herauszufinden, welche WMS/WFS-Dienste existieren und </text:p>
          </text:deletion>
        </text:changed-region>
        <text:changed-region xml:id="ct438891752" text:id="ct438891752">
          <text:deletion>
            <office:change-info>
              <dc:creator>Oliver Bildesheim</dc:creator>
              <dc:date>2018-05-11T17:37:00</dc:date>
            </office:change-info>
            <text:p text:style-name="P5">was</text:p>
          </text:deletion>
        </text:changed-region>
        <text:changed-region xml:id="ct438893416" text:id="ct438893416">
          <text:deletion>
            <office:change-info>
              <dc:creator>Oliver Bildesheim</dc:creator>
              <dc:date>2018-05-19T18:09:00</dc:date>
            </office:change-info>
            <text:p text:style-name="P5"><text:s/></text:p>
          </text:deletion>
        </text:changed-region>
        <text:changed-region xml:id="ct438893312" text:id="ct438893312">
          <text:deletion>
            <office:change-info>
              <dc:creator>Oliver Bildesheim</dc:creator>
              <dc:date>2018-05-11T17:37:00</dc:date>
            </office:change-info>
            <text:p text:style-name="P5">ihre</text:p>
          </text:deletion>
        </text:changed-region>
        <text:changed-region xml:id="ct438891648" text:id="ct438891648">
          <text:deletion>
            <office:change-info>
              <dc:creator>Oliver Bildesheim</dc:creator>
              <dc:date>2018-05-19T18:09:00</dc:date>
            </office:change-info>
            <text:p text:style-name="P5"><text:s/>Fähigkeiten bzw. Eigenschaften </text:p>
          </text:deletion>
        </text:changed-region>
        <text:changed-region xml:id="ct438891440" text:id="ct438891440">
          <text:deletion>
            <office:change-info>
              <dc:creator>Oliver Bildesheim</dc:creator>
              <dc:date>2018-05-11T17:37:00</dc:date>
            </office:change-info>
            <text:p text:style-name="P5">sind</text:p>
          </text:deletion>
        </text:changed-region>
        <text:changed-region xml:id="ct438893104" text:id="ct438893104">
          <text:deletion>
            <office:change-info>
              <dc:creator>Oliver Bildesheim</dc:creator>
              <dc:date>2018-05-19T18:09:00</dc:date>
            </office:change-info>
            <text:p text:style-name="P5">. Ein CSW liefert </text:p>
          </text:deletion>
        </text:changed-region>
        <text:changed-region xml:id="ct438893000" text:id="ct438893000">
          <text:deletion>
            <office:change-info>
              <dc:creator>Oliver Bildesheim</dc:creator>
              <dc:date>2018-05-19T18:09:00</dc:date>
            </office:change-info>
            <text:p text:style-name="P5">Metadatensätze als </text:p>
          </text:deletion>
          <text:insertion>
            <office:change-info office:chg-author="Till Adams" office:chg-date-time="2018-05-09T14:33:00"/>
          </text:insertion>
        </text:changed-region>
        <text:changed-region xml:id="ct438895808" text:id="ct438895808">
          <text:deletion>
            <office:change-info>
              <dc:creator>Oliver Bildesheim</dc:creator>
              <dc:date>2018-05-19T18:09:00</dc:date>
            </office:change-info>
            <text:p text:style-name="P5">Abfrageergebnisse (</text:p>
          </text:deletion>
        </text:changed-region>
        <text:changed-region xml:id="ct438890920" text:id="ct438890920">
          <text:deletion>
            <office:change-info>
              <dc:creator>Till Adams</dc:creator>
              <dc:date>2018-05-09T14:33:00</dc:date>
            </office:change-info>
            <text:p text:style-name="P5"><text:span text:style-name="T10">als</text:span></text:p>
          </text:deletion>
        </text:changed-region>
        <text:changed-region xml:id="ct438890712" text:id="ct438890712">
          <text:deletion>
            <office:change-info>
              <dc:creator>Oliver Bildesheim</dc:creator>
              <dc:date>2018-05-19T18:09:00</dc:date>
            </office:change-info>
            <text:p text:style-name="P5"><text:span text:style-name="T9">z.B. in</text:span></text:p>
          </text:deletion>
          <text:insertion>
            <office:change-info office:chg-author="Till Adams" office:chg-date-time="2018-05-09T14:33:00"/>
          </text:insertion>
        </text:changed-region>
        <text:changed-region xml:id="ct438894768" text:id="ct438894768">
          <text:deletion>
            <office:change-info>
              <dc:creator>Oliver Bildesheim</dc:creator>
              <dc:date>2018-05-19T18:09:00</dc:date>
            </office:change-info>
            <text:p text:style-name="P5"><text:span text:style-name="T9"><text:s/>XML)</text:span></text:p>
          </text:deletion>
        </text:changed-region>
        <text:changed-region xml:id="ct438890504" text:id="ct438890504">
          <text:deletion>
            <office:change-info>
              <dc:creator>Till Adams</dc:creator>
              <dc:date>2018-05-09T14:33:00</dc:date>
            </office:change-info>
            <text:p text:style-name="P5"><text:span text:style-name="T9"><text:s/>aus bereits bestehenden Metadatensätze</text:span></text:p>
          </text:deletion>
        </text:changed-region>
        <text:changed-region xml:id="ct438896224" text:id="ct438896224">
          <text:deletion>
            <office:change-info>
              <dc:creator>Oliver Bildesheim</dc:creator>
              <dc:date>2018-05-19T18:09:00</dc:date>
            </office:change-info>
            <text:p text:style-name="P5"><text:span text:style-name="T9">, die der ActiniaGDI-Harvester </text:span></text:p>
          </text:deletion>
        </text:changed-region>
        <text:changed-region xml:id="ct438893624" text:id="ct438893624">
          <text:deletion>
            <office:change-info>
              <dc:creator>Till Adams</dc:creator>
              <dc:date>2018-05-09T14:33:00</dc:date>
            </office:change-info>
            <text:p text:style-name="P5"><text:span text:style-name="T9">aus mehreren entfernten CSW-Servern (Kataloge) abruft</text:span></text:p>
          </text:deletion>
        </text:changed-region>
        <text:changed-region xml:id="ct438890400" text:id="ct438890400">
          <text:deletion>
            <office:change-info>
              <dc:creator>Oliver Bildesheim</dc:creator>
              <dc:date>2018-05-19T18:09:00</dc:date>
            </office:change-info>
            <text:p text:style-name="P5"><text:span text:style-name="T9">parst und de</text:span></text:p>
          </text:deletion>
          <text:insertion>
            <office:change-info office:chg-author="Till Adams" office:chg-date-time="2018-05-09T14:33:00"/>
          </text:insertion>
        </text:changed-region>
        <text:changed-region xml:id="ct438891336" text:id="ct438891336">
          <text:deletion>
            <office:change-info>
              <dc:creator>Oliver Bildesheim</dc:creator>
              <dc:date>2018-05-11T17:37:00</dc:date>
            </office:change-info>
            <text:p text:style-name="P5"><text:span text:style-name="T9">r</text:span></text:p>
          </text:deletion>
        </text:changed-region>
        <text:changed-region xml:id="ct438890816" text:id="ct438890816">
          <text:deletion>
            <office:change-info>
              <dc:creator>Oliver Bildesheim</dc:creator>
              <dc:date>2018-05-19T18:09:00</dc:date>
            </office:change-info>
            <text:p text:style-name="P5"><text:span text:style-name="T9"><text:s/>D</text:span></text:p>
          </text:deletion>
          <text:insertion>
            <office:change-info office:chg-author="Till Adams" office:chg-date-time="2018-05-09T14:33:00"/>
          </text:insertion>
        </text:changed-region>
        <text:changed-region xml:id="ct438892792" text:id="ct438892792">
          <text:deletion>
            <office:change-info>
              <dc:creator>Oliver Bildesheim</dc:creator>
              <dc:date>2018-05-19T18:09:00</dc:date>
            </office:change-info>
            <text:p text:style-name="P5"><text:span text:style-name="T9">eep-Learning</text:span></text:p>
          </text:deletion>
          <text:insertion>
            <office:change-info office:chg-author="Till Adams" office:chg-date-time="2018-05-09T14:34:00"/>
          </text:insertion>
        </text:changed-region>
        <text:changed-region xml:id="ct438892064" text:id="ct438892064">
          <text:deletion>
            <office:change-info>
              <dc:creator>Oliver Bildesheim</dc:creator>
              <dc:date>2018-05-11T17:37:00</dc:date>
            </office:change-info>
            <text:p text:style-name="P5"><text:span text:style-name="T9"><text:s/></text:span></text:p>
          </text:deletion>
        </text:changed-region>
        <text:changed-region xml:id="ct438891232" text:id="ct438891232">
          <text:deletion>
            <office:change-info>
              <dc:creator>Oliver Bildesheim</dc:creator>
              <dc:date>2018-05-19T18:09:00</dc:date>
            </office:change-info>
            <text:p text:style-name="P5"><text:span text:style-name="T9">Interpreter als Eingangs-Trainings</text:span></text:p>
          </text:deletion>
          <text:insertion>
            <office:change-info office:chg-author="Till Adams" office:chg-date-time="2018-05-09T14:34:00"/>
          </text:insertion>
        </text:changed-region>
        <text:changed-region xml:id="ct438891544" text:id="ct438891544">
          <text:deletion>
            <office:change-info>
              <dc:creator>Oliver Bildesheim</dc:creator>
              <dc:date>2018-05-11T17:38:00</dc:date>
            </office:change-info>
            <text:p text:style-name="P5"><text:span text:style-name="T9">-D</text:span></text:p>
          </text:deletion>
        </text:changed-region>
        <text:changed-region xml:id="ct438891128" text:id="ct438891128">
          <text:deletion>
            <office:change-info>
              <dc:creator>Oliver Bildesheim</dc:creator>
              <dc:date>2018-05-19T18:09:00</dc:date>
            </office:change-info>
            <text:p text:style-name="P5"><text:span text:style-name="T9">aten zur Verfügung stellt</text:span></text:p>
          </text:deletion>
          <text:insertion>
            <office:change-info office:chg-author="Till Adams" office:chg-date-time="2018-05-09T14:34:00"/>
          </text:insertion>
        </text:changed-region>
        <text:changed-region xml:id="ct438891024" text:id="ct438891024">
          <text:deletion>
            <office:change-info>
              <dc:creator>Oliver Bildesheim</dc:creator>
              <dc:date>2018-05-19T18:09:00</dc:date>
            </office:change-info>
            <text:p text:style-name="P5"><text:span text:style-name="T9">.</text:span></text:p>
          </text:deletion>
        </text:changed-region>
        <text:changed-region xml:id="ct438903712" text:id="ct438903712">
          <text:deletion>
            <office:change-info>
              <dc:creator>Oliver Bildesheim</dc:creator>
              <dc:date>2018-05-19T18:19:00</dc:date>
            </office:change-info>
            <text:p text:style-name="P5"><text:span text:style-name="T2"/></text:p>
            <text:p text:style-name="P8"/>
            <text:p text:style-name="P5"><text:span text:style-name="T11">Der Deep</text:span></text:p>
          </text:deletion>
        </text:changed-region>
        <text:changed-region xml:id="ct298851832" text:id="ct298851832">
          <text:deletion>
            <office:change-info>
              <dc:creator>Oliver Bildesheim</dc:creator>
              <dc:date>2018-05-11T17:38:00</dc:date>
            </office:change-info>
            <text:p text:style-name="P5"><text:span text:style-name="T11"><text:s/></text:span></text:p>
          </text:deletion>
        </text:changed-region>
        <text:changed-region xml:id="ct438904752" text:id="ct438904752">
          <text:deletion>
            <office:change-info>
              <dc:creator>Oliver Bildesheim</dc:creator>
              <dc:date>2018-05-19T18:19:00</dc:date>
            </office:change-info>
            <text:p text:style-name="P5"><text:span text:style-name="T11">Learning</text:span></text:p>
          </text:deletion>
        </text:changed-region>
        <text:changed-region xml:id="ct298852144" text:id="ct298852144">
          <text:deletion>
            <office:change-info>
              <dc:creator>Oliver Bildesheim</dc:creator>
              <dc:date>2018-05-11T17:38:00</dc:date>
            </office:change-info>
            <text:p text:style-name="P5"><text:span text:style-name="T11"><text:s/></text:span></text:p>
          </text:deletion>
        </text:changed-region>
        <text:changed-region xml:id="ct438904960" text:id="ct438904960">
          <text:deletion>
            <office:change-info>
              <dc:creator>Oliver Bildesheim</dc:creator>
              <dc:date>2018-05-19T18:19:00</dc:date>
            </office:change-info>
            <text:p text:style-name="P5"><text:span text:style-name="T11">Interpreter ist ein </text:span></text:p>
          </text:deletion>
        </text:changed-region>
        <text:changed-region xml:id="ct298852456" text:id="ct298852456">
          <text:deletion>
            <office:change-info>
              <dc:creator>Oliver Bildesheim</dc:creator>
              <dc:date>2018-05-11T17:40:00</dc:date>
            </office:change-info>
            <text:p text:style-name="P5"><text:span text:style-name="T11">sogenanntes </text:span></text:p>
          </text:deletion>
        </text:changed-region>
        <text:changed-region xml:id="ct438906832" text:id="ct438906832">
          <text:deletion>
            <office:change-info>
              <dc:creator>Oliver Bildesheim</dc:creator>
              <dc:date>2018-05-19T18:19:00</dc:date>
            </office:change-info>
            <text:p text:style-name="P5"><text:span text:style-name="T11">Machine-Learning-Verfahren, </text:span></text:p>
          </text:deletion>
        </text:changed-region>
        <text:changed-region xml:id="ct298852560" text:id="ct298852560">
          <text:deletion>
            <office:change-info>
              <dc:creator>Oliver Bildesheim</dc:creator>
              <dc:date>2018-05-11T17:40:00</dc:date>
            </office:change-info>
            <text:p text:style-name="P5"><text:span text:style-name="T11">welches</text:span></text:p>
          </text:deletion>
        </text:changed-region>
        <text:changed-region xml:id="ct438903920" text:id="ct438903920">
          <text:deletion>
            <office:change-info>
              <dc:creator>Oliver Bildesheim</dc:creator>
              <dc:date>2018-05-19T18:19:00</dc:date>
            </office:change-info>
            <text:p text:style-name="P5"><text:span text:style-name="T11"><text:s/>anhand bestehender (Meta-)Daten lernen kann, Objekte (Daten) zu identifizieren bzw. Daten automatisch mit geeigneten Metadaten zu beschreiben, also Metadaten selbstständig zu generieren</text:span></text:p>
          </text:deletion>
        </text:changed-region>
        <text:changed-region xml:id="ct298858016" text:id="ct298858016">
          <text:deletion>
            <office:change-info>
              <dc:creator>Oliver Bildesheim</dc:creator>
              <dc:date>2018-05-11T17:40:00</dc:date>
            </office:change-info>
            <text:p text:style-name="P5"><text:span text:style-name="T11"><text:s/>nötig istgabe</text:span></text:p>
          </text:deletion>
        </text:changed-region>
        <text:changed-region xml:id="ct298853288" text:id="ct298853288">
          <text:deletion>
            <office:change-info>
              <dc:creator>Till Adams</dc:creator>
              <dc:date>2018-05-09T14:34:00</dc:date>
            </office:change-info>
            <text:p text:style-name="P5"><text:span text:style-name="T11">ab</text:span></text:p>
          </text:deletion>
        </text:changed-region>
        <text:changed-region xml:id="ct298853184" text:id="ct298853184">
          <text:deletion>
            <office:change-info>
              <dc:creator>Oliver Bildesheim</dc:creator>
              <dc:date>2018-05-11T17:40:00</dc:date>
            </office:change-info>
            <text:p text:style-name="P5"><text:span text:style-name="T11">manuelle Eindas eine <text:s/>– ohne </text:span></text:p>
          </text:deletion>
        </text:changed-region>
        <text:changed-region xml:id="ct438904648" text:id="ct438904648">
          <text:deletion>
            <office:change-info>
              <dc:creator>Oliver Bildesheim</dc:creator>
              <dc:date>2018-05-19T18:19:00</dc:date>
            </office:change-info>
            <text:p text:style-name="P5"><text:span text:style-name="T11">. Dazu wird eine ausreichend große Menge </text:span></text:p>
          </text:deletion>
        </text:changed-region>
        <text:changed-region xml:id="ct298858224" text:id="ct298858224">
          <text:deletion>
            <office:change-info>
              <dc:creator>Oliver Bildesheim</dc:creator>
              <dc:date>2018-05-11T17:39:00</dc:date>
            </office:change-info>
            <text:p text:style-name="P5"><text:span text:style-name="T11">an sog. </text:span></text:p>
          </text:deletion>
        </text:changed-region>
        <text:changed-region xml:id="ct438905896" text:id="ct438905896">
          <text:deletion>
            <office:change-info>
              <dc:creator>Oliver Bildesheim</dc:creator>
              <dc:date>2018-05-19T18:19:00</dc:date>
            </office:change-info>
            <text:p text:style-name="P5"><text:span text:style-name="T11">Trainingsdaten benötigt. Durch das Abrufen mehrerer Kataloge sollen einerseits </text:span></text:p>
          </text:deletion>
        </text:changed-region>
        <text:changed-region xml:id="ct298858328" text:id="ct298858328">
          <text:deletion>
            <office:change-info>
              <dc:creator>Oliver Bildesheim</dc:creator>
              <dc:date>2018-05-11T17:42:00</dc:date>
            </office:change-info>
            <text:p text:style-name="P5"><text:span text:style-name="T11">ausreichend</text:span></text:p>
          </text:deletion>
        </text:changed-region>
        <text:changed-region xml:id="ct438905584" text:id="ct438905584">
          <text:deletion>
            <office:change-info>
              <dc:creator>Oliver Bildesheim</dc:creator>
              <dc:date>2018-05-19T18:19:00</dc:date>
            </office:change-info>
            <text:p text:style-name="P5"><text:span text:style-name="T11"><text:s/>Trainingsdaten für den Deep</text:span></text:p>
          </text:deletion>
        </text:changed-region>
        <text:changed-region xml:id="ct298857808" text:id="ct298857808">
          <text:deletion>
            <office:change-info>
              <dc:creator>Oliver Bildesheim</dc:creator>
              <dc:date>2018-05-11T17:41:00</dc:date>
            </office:change-info>
            <text:p text:style-name="P5"><text:span text:style-name="T11"><text:s/></text:span></text:p>
          </text:deletion>
        </text:changed-region>
        <text:changed-region xml:id="ct438905688" text:id="ct438905688">
          <text:deletion>
            <office:change-info>
              <dc:creator>Oliver Bildesheim</dc:creator>
              <dc:date>2018-05-19T18:19:00</dc:date>
            </office:change-info>
            <text:p text:style-name="P5"><text:span text:style-name="T11">Learning</text:span></text:p>
          </text:deletion>
        </text:changed-region>
        <text:changed-region xml:id="ct298855000" text:id="ct298855000">
          <text:deletion>
            <office:change-info>
              <dc:creator>Oliver Bildesheim</dc:creator>
              <dc:date>2018-05-11T17:41:00</dc:date>
            </office:change-info>
            <text:p text:style-name="P5"><text:span text:style-name="T11"><text:s/></text:span></text:p>
          </text:deletion>
        </text:changed-region>
        <text:changed-region xml:id="ct438904856" text:id="ct438904856">
          <text:deletion>
            <office:change-info>
              <dc:creator>Oliver Bildesheim</dc:creator>
              <dc:date>2018-05-19T18:19:00</dc:date>
            </office:change-info>
            <text:p text:style-name="P5"><text:span text:style-name="T11">Interpreter generiert </text:span></text:p>
          </text:deletion>
        </text:changed-region>
        <text:changed-region xml:id="ct298854688" text:id="ct298854688">
          <text:deletion>
            <office:change-info>
              <dc:creator>Oliver Bildesheim</dc:creator>
              <dc:date>2018-05-11T17:42:00</dc:date>
            </office:change-info>
            <text:p text:style-name="P5"><text:span text:style-name="T11">und andererseits ausreichend relevante Daten gefunden </text:span></text:p>
          </text:deletion>
        </text:changed-region>
        <text:changed-region xml:id="ct438905792" text:id="ct438905792">
          <text:deletion>
            <office:change-info>
              <dc:creator>Oliver Bildesheim</dc:creator>
              <dc:date>2018-05-19T18:19:00</dc:date>
            </office:change-info>
            <text:p text:style-name="P5"><text:span text:style-name="T11">werden. </text:span></text:p>
            <text:p text:style-name="P9"/>
            <text:p text:style-name="P5"><text:span text:style-name="T11">In einem hybriden Ansatz werden die beiden </text:span></text:p>
          </text:deletion>
        </text:changed-region>
        <text:changed-region xml:id="ct298854584" text:id="ct298854584">
          <text:deletion>
            <office:change-info>
              <dc:creator>Oliver Bildesheim</dc:creator>
              <dc:date>2018-05-13T13:15:00</dc:date>
            </office:change-info>
            <text:p text:style-name="P5"><text:span text:style-name="T11">oben </text:span></text:p>
          </text:deletion>
        </text:changed-region>
        <text:changed-region xml:id="ct438903816" text:id="ct438903816">
          <text:deletion>
            <office:change-info>
              <dc:creator>Oliver Bildesheim</dc:creator>
              <dc:date>2018-05-19T18:19:00</dc:date>
            </office:change-info>
            <text:p text:style-name="P5"><text:span text:style-name="T11">beschriebenen Verfahren kombiniert angewendet.</text:span></text:p>
            <text:p text:style-name="P8"/>
            <text:p text:style-name="P10"><text:span text:style-name="T12">Zur Ableitung </text:span><text:span text:style-name="T13">der Metadaten</text:span><text:span text:style-name="T12"> fungiert jeweils ein Interpreter (Data-Interpreter oder Deep-Learning-Interpreter), die im Folgenden genauer beschrieben werden.</text:span></text:p>
            <text:p text:style-name="P8"/>
            <text:p text:style-name="P5">Über den <text:span text:style-name="T14">Actinia</text:span></text:p>
          </text:deletion>
        </text:changed-region>
        <text:changed-region xml:id="ct298854792" text:id="ct298854792">
          <text:deletion>
            <office:change-info>
              <dc:creator>Till Adams</dc:creator>
              <dc:date>2018-05-09T14:35:00</dc:date>
            </office:change-info>
            <text:p text:style-name="P5"><text:span text:style-name="T14"><text:s/></text:span></text:p>
          </text:deletion>
        </text:changed-region>
        <text:changed-region xml:id="ct438906104" text:id="ct438906104">
          <text:deletion>
            <office:change-info>
              <dc:creator>Oliver Bildesheim</dc:creator>
              <dc:date>2018-05-19T18:19:00</dc:date>
            </office:change-info>
            <text:p text:style-name="P5"><text:span text:style-name="T14">GD</text:span></text:p>
          </text:deletion>
        </text:changed-region>
        <text:changed-region xml:id="ct298855728" text:id="ct298855728">
          <text:deletion>
            <office:change-info>
              <dc:creator>Oliver Bildesheim</dc:creator>
              <dc:date>2018-05-19T18:19:00</dc:date>
            </office:change-info>
            <text:p text:style-name="P5"><text:span text:style-name="T14">I</text:span></text:p>
          </text:deletion>
          <text:insertion>
            <office:change-info office:chg-author="Till Adams" office:chg-date-time="2018-05-09T14:35:00"/>
          </text:insertion>
        </text:changed-region>
        <text:changed-region xml:id="ct298855208" text:id="ct298855208">
          <text:deletion>
            <office:change-info>
              <dc:creator>Till Adams</dc:creator>
              <dc:date>2018-05-09T14:35:00</dc:date>
            </office:change-info>
            <text:p text:style-name="P5"><text:span text:style-name="T14">7</text:span></text:p>
          </text:deletion>
        </text:changed-region>
        <text:changed-region xml:id="ct438905064" text:id="ct438905064">
          <text:deletion>
            <office:change-info>
              <dc:creator>Oliver Bildesheim</dc:creator>
              <dc:date>2018-05-19T18:19:00</dc:date>
            </office:change-info>
            <text:p text:style-name="P5"><text:span text:style-name="T14"><text:s/>CSW-Writer</text:span><text:span text:style-name="T15"> ist es schließlich möglich, mit Hilfe einer Metadaten</text:span></text:p>
          </text:deletion>
        </text:changed-region>
        <text:changed-region xml:id="ct298855416" text:id="ct298855416">
          <text:deletion>
            <office:change-info>
              <dc:creator>Oliver Bildesheim</dc:creator>
              <dc:date>2018-05-11T17:43:00</dc:date>
            </office:change-info>
            <text:p text:style-name="P5"><text:span text:style-name="T15"><text:s/></text:span></text:p>
          </text:deletion>
        </text:changed-region>
        <text:changed-region xml:id="ct438906312" text:id="ct438906312">
          <text:deletion>
            <office:change-info>
              <dc:creator>Oliver Bildesheim</dc:creator>
              <dc:date>2018-05-19T18:19:00</dc:date>
            </office:change-info>
            <text:p text:style-name="P5"><text:span text:style-name="T15">Suchmaschine (z. B. </text:span></text:p>
          </text:deletion>
        </text:changed-region>
        <text:changed-region xml:id="ct298855520" text:id="ct298855520">
          <text:deletion>
            <office:change-info>
              <dc:creator>Oliver Bildesheim</dc:creator>
              <dc:date>2018-05-11T17:42:00</dc:date>
            </office:change-info>
            <text:p text:style-name="P5"><text:span text:style-name="T15">D</text:span></text:p>
          </text:deletion>
        </text:changed-region>
        <text:changed-region xml:id="ct438906208" text:id="ct438906208">
          <text:deletion>
            <office:change-info>
              <dc:creator>Oliver Bildesheim</dc:creator>
              <dc:date>2018-05-19T18:19:00</dc:date>
            </office:change-info>
            <text:p text:style-name="P5"><text:span text:style-name="T15">e</text:span></text:p>
          </text:deletion>
        </text:changed-region>
        <text:changed-region xml:id="ct298855936" text:id="ct298855936">
          <text:deletion>
            <office:change-info>
              <dc:creator>Till Adams</dc:creator>
              <dc:date>2018-05-09T14:35:00</dc:date>
            </office:change-info>
            <text:p text:style-name="P5"><text:span text:style-name="T15">m</text:span></text:p>
          </text:deletion>
        </text:changed-region>
        <text:changed-region xml:id="ct298857288" text:id="ct298857288">
          <text:deletion>
            <office:change-info>
              <dc:creator>Oliver Bildesheim</dc:creator>
              <dc:date>2018-05-19T18:19:00</dc:date>
            </office:change-info>
            <text:p text:style-name="P5"><text:span text:style-name="T15">r Open Source Software</text:span></text:p>
          </text:deletion>
          <text:insertion>
            <office:change-info office:chg-author="Till Adams" office:chg-date-time="2018-05-09T14:35:00"/>
          </text:insertion>
        </text:changed-region>
        <text:changed-region xml:id="ct438906416" text:id="ct438906416">
          <text:deletion>
            <office:change-info>
              <dc:creator>Oliver Bildesheim</dc:creator>
              <dc:date>2018-05-19T18:19:00</dc:date>
            </office:change-info>
            <text:p text:style-name="P5"><text:span text:style-name="T15"><text:s/></text:span><text:span text:style-name="T16">Geonetwork Open Source</text:span><text:span text:style-name="T15">), die über eine graphische Benutzeroberfläche zugänglich ist</text:span></text:p>
          </text:deletion>
        </text:changed-region>
        <text:changed-region xml:id="ct298855312" text:id="ct298855312">
          <text:deletion>
            <office:change-info>
              <dc:creator>Oliver Bildesheim</dc:creator>
              <dc:date>2018-05-11T17:43:00</dc:date>
            </office:change-info>
            <text:p text:style-name="P5"><text:span text:style-name="T15"><text:s/>GUI)</text:span></text:p>
          </text:deletion>
        </text:changed-region>
        <text:changed-region xml:id="ct298857600" text:id="ct298857600">
          <text:deletion>
            <office:change-info>
              <dc:creator>Till Adams</dc:creator>
              <dc:date>2018-05-09T14:35:00</dc:date>
            </office:change-info>
            <text:p text:style-name="P5"><text:span text:style-name="T15">,</text:span></text:p>
          </text:deletion>
        </text:changed-region>
        <text:changed-region xml:id="ct298857496" text:id="ct298857496">
          <text:deletion>
            <office:change-info>
              <dc:creator>Oliver Bildesheim</dc:creator>
              <dc:date>2018-05-11T17:43:00</dc:date>
            </office:change-info>
            <text:p text:style-name="P5"><text:span text:style-name="T15"><text:s/>= (Graphical User Interface</text:span></text:p>
          </text:deletion>
        </text:changed-region>
        <text:changed-region xml:id="ct438906624" text:id="ct438906624">
          <text:deletion>
            <office:change-info>
              <dc:creator>Oliver Bildesheim</dc:creator>
              <dc:date>2018-05-19T18:19:00</dc:date>
            </office:change-info>
            <text:p text:style-name="P5"><text:span text:style-name="T15"><text:s/>auf die Metadatenbank zuzugreifen und eigene Metadaten zu generieren. </text:span><text:span text:style-name="T9">Somit f</text:span></text:p>
          </text:deletion>
        </text:changed-region>
        <text:changed-region xml:id="ct298856144" text:id="ct298856144">
          <text:deletion>
            <office:change-info>
              <dc:creator>Oliver Bildesheim</dc:creator>
              <dc:date>2018-05-11T17:43:00</dc:date>
            </office:change-info>
            <text:p text:style-name="P5"><text:span text:style-name="T9">i</text:span></text:p>
          </text:deletion>
        </text:changed-region>
        <text:changed-region xml:id="ct438904024" text:id="ct438904024">
          <text:deletion>
            <office:change-info>
              <dc:creator>Oliver Bildesheim</dc:creator>
              <dc:date>2018-05-19T18:19:00</dc:date>
            </office:change-info>
            <text:p text:style-name="P5"><text:span text:style-name="T9">ngiert der </text:span></text:p>
          </text:deletion>
        </text:changed-region>
        <text:changed-region xml:id="ct298856352" text:id="ct298856352">
          <text:deletion>
            <office:change-info>
              <dc:creator>Till Adams</dc:creator>
              <dc:date>2018-05-09T14:35:00</dc:date>
            </office:change-info>
            <text:p text:style-name="P5"><text:span text:style-name="T9">lokale Rechner</text:span></text:p>
          </text:deletion>
        </text:changed-region>
        <text:changed-region xml:id="ct298857704" text:id="ct298857704">
          <text:deletion>
            <office:change-info>
              <dc:creator>Oliver Bildesheim</dc:creator>
              <dc:date>2018-05-19T18:19:00</dc:date>
            </office:change-info>
            <text:p text:style-name="P5"><text:span text:style-name="T9">eigene Server</text:span></text:p>
          </text:deletion>
          <text:insertion>
            <office:change-info office:chg-author="Till Adams" office:chg-date-time="2018-05-09T14:35:00"/>
          </text:insertion>
        </text:changed-region>
        <text:changed-region xml:id="ct438905168" text:id="ct438905168">
          <text:deletion>
            <office:change-info>
              <dc:creator>Oliver Bildesheim</dc:creator>
              <dc:date>2018-05-19T18:19:00</dc:date>
            </office:change-info>
            <text:p text:style-name="P5"><text:span text:style-name="T9"><text:s/>wiederum als </text:span></text:p>
          </text:deletion>
        </text:changed-region>
        <text:changed-region xml:id="ct298856664" text:id="ct298856664">
          <text:deletion>
            <office:change-info>
              <dc:creator>Till Adams</dc:creator>
              <dc:date>2018-05-09T14:36:00</dc:date>
            </office:change-info>
            <text:p text:style-name="P5"><text:span text:style-name="T9">eigener </text:span></text:p>
          </text:deletion>
        </text:changed-region>
        <text:changed-region xml:id="ct438908288" text:id="ct438908288">
          <text:deletion>
            <office:change-info>
              <dc:creator>Oliver Bildesheim</dc:creator>
              <dc:date>2018-05-19T18:19:00</dc:date>
            </office:change-info>
            <text:p text:style-name="P5"><text:span text:style-name="T9">CSW-Knoten, aus dem</text:span></text:p>
          </text:deletion>
        </text:changed-region>
        <text:changed-region xml:id="ct298857080" text:id="ct298857080">
          <text:deletion>
            <office:change-info>
              <dc:creator>Oliver Bildesheim</dc:creator>
              <dc:date>2018-05-19T18:19:00</dc:date>
            </office:change-info>
            <text:p text:style-name="P5"><text:span text:style-name="T9"><text:s/>von entfernten </text:span></text:p>
          </text:deletion>
          <text:insertion>
            <office:change-info office:chg-author="Till Adams" office:chg-date-time="2018-05-09T14:36:00"/>
          </text:insertion>
        </text:changed-region>
        <text:changed-region xml:id="ct298856560" text:id="ct298856560">
          <text:deletion>
            <office:change-info>
              <dc:creator>Oliver Bildesheim</dc:creator>
              <dc:date>2018-05-13T13:16:00</dc:date>
            </office:change-info>
            <text:p text:style-name="P5"><text:span text:style-name="T9">anderen </text:span></text:p>
          </text:deletion>
        </text:changed-region>
        <text:changed-region xml:id="ct298856872" text:id="ct298856872">
          <text:deletion>
            <office:change-info>
              <dc:creator>Oliver Bildesheim</dc:creator>
              <dc:date>2018-05-19T18:19:00</dc:date>
            </office:change-info>
            <text:p text:style-name="P5"><text:span text:style-name="T9">Katalogen</text:span></text:p>
          </text:deletion>
          <text:insertion>
            <office:change-info office:chg-author="Till Adams" office:chg-date-time="2018-05-09T14:36:00"/>
          </text:insertion>
        </text:changed-region>
        <text:changed-region xml:id="ct438907456" text:id="ct438907456">
          <text:deletion>
            <office:change-info>
              <dc:creator>Oliver Bildesheim</dc:creator>
              <dc:date>2018-05-19T18:19:00</dc:date>
            </office:change-info>
            <text:p text:style-name="P5"><text:span text:style-name="T9"><text:s/>Metadaten </text:span></text:p>
          </text:deletion>
        </text:changed-region>
        <text:changed-region xml:id="ct298856976" text:id="ct298856976">
          <text:deletion>
            <office:change-info>
              <dc:creator>Oliver Bildesheim</dc:creator>
              <dc:date>2018-05-11T17:43:00</dc:date>
            </office:change-info>
            <text:p text:style-name="P5"><text:span text:style-name="T9">geerntet</text:span></text:p>
          </text:deletion>
        </text:changed-region>
        <text:changed-region xml:id="ct438908496" text:id="ct438908496">
          <text:deletion>
            <office:change-info>
              <dc:creator>Oliver Bildesheim</dc:creator>
              <dc:date>2018-05-19T18:19:00</dc:date>
            </office:change-info>
            <text:p text:style-name="P5"><text:span text:style-name="T9"><text:s/>werden können. </text:span></text:p>
            <text:p text:style-name="P8"/>
            <text:p text:style-name="P5"/>
          </text:deletion>
        </text:changed-region>
        <text:changed-region xml:id="ct298862464" text:id="ct298862464">
          <text:deletion>
            <office:change-info>
              <dc:creator>Oliver Bildesheim</dc:creator>
              <dc:date>2018-05-19T18:19:00</dc:date>
            </office:change-info>
            <text:p text:style-name="P5">Anmerkung Skizze: </text:p>
            <text:p text:style-name="P5">statt Actinia GD7 → ActiniaGDI ;-)</text:p>
          </text:deletion>
          <text:insertion>
            <office:change-info office:chg-author="Till Adams" office:chg-date-time="2018-05-09T14:36:00"/>
          </text:insertion>
        </text:changed-region>
        <text:changed-region xml:id="ct298862568" text:id="ct298862568">
          <text:deletion>
            <office:change-info>
              <dc:creator>Oliver Bildesheim</dc:creator>
              <dc:date>2018-05-19T18:19:00</dc:date>
            </office:change-info>
            <text:p text:style-name="P5"><text:span text:style-name="T2"/></text:p>
            <text:p text:style-name="P6">statt „eigene CSW-Knoten“ die Einzahl „eigener CSW-Knoten“ verwenden</text:p>
            <text:p text:style-name="P5">statt „DB“ vlt. Besser „Datenbank“ ?</text:p>
          </text:deletion>
          <text:insertion>
            <office:change-info office:chg-author="Till Adams" office:chg-date-time="2018-05-09T14:37:00"/>
          </text:insertion>
        </text:changed-region>
        <text:changed-region xml:id="ct298860800" text:id="ct298860800">
          <text:deletion>
            <office:change-info>
              <dc:creator>Till Adams</dc:creator>
              <dc:date>2018-05-09T14:36:00</dc:date>
            </office:change-info>
            <text:p text:style-name="P5"><text:span text:style-name="T2"/></text:p>
            <text:p text:style-name="P5"><text:span text:style-name="T2"/></text:p>
          </text:deletion>
        </text:changed-region>
        <text:changed-region xml:id="ct438897784" text:id="ct438897784">
          <text:deletion>
            <office:change-info>
              <dc:creator>Oliver Bildesheim</dc:creator>
              <dc:date>2018-05-19T18:19:00</dc:date>
            </office:change-info>
            <text:p text:style-name="P5"><text:span text:style-name="T2"/></text:p>
            <text:p text:style-name="P2"/>
            <text:p text:style-name="P2"/>
            <text:p text:style-name="P5"><text:span text:style-name="T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31">Einleitung<text:tab/>2</text:p>
          <text:p text:style-name="P32">Über dieses Dokument<text:tab/>2</text:p>
          <text:p text:style-name="P31">Aufgabenstellung und Rahmenbedingungen<text:tab/>3</text:p>
          <text:p text:style-name="P32">Ausgangssituation<text:tab/>3</text:p>
          <text:p text:style-name="P32">Innovationsbezug &amp; Gesamtziel des Vorhabens<text:tab/>3</text:p>
          <text:p text:style-name="P31">Software-Architektur<text:tab/>5</text:p>
          <text:p text:style-name="P32">Logischer Systemkontext<text:tab/>5</text:p>
          <text:p text:style-name="P32">Komponentenüberblick<text:tab/>5</text:p>
          <text:p text:style-name="P32">Komponentenbeschreibung<text:tab/>5</text:p>
          <text:p text:style-name="P36">Data-Interpreter<text:tab/>5</text:p>
          <text:p text:style-name="P36">ActiniaGDI-Harvester<text:tab/>5</text:p>
          <text:p text:style-name="P36">Deep-Learning-Interpreter<text:tab/>6</text:p>
          <text:p text:style-name="P36">ActiniaGDI-CSW-Writer<text:tab/>6</text:p>
          <text:p text:style-name="P31">Schnittstellenarchitektur<text:tab/>7</text:p>
          <text:p text:style-name="P32">Schnittstelle XY<text:tab/>7</text:p>
          <text:p text:style-name="P36">Datensicht der Schnittstelle<text:tab/>8</text:p>
          <text:p text:style-name="P36">Schnittstellenfunktionalität<text:tab/>8</text:p>
          <text:p text:style-name="P35">Schnittstellenlogik<text:tab/>8</text:p>
          <text:p text:style-name="P35">Schnittstellenprotokoll<text:tab/>8</text:p>
          <text:p text:style-name="P35">Fehlererkennung und -behandlung<text:tab/>8</text:p>
          <text:p text:style-name="P35">Zuordnung von Prozessen &amp; Anwendungsfällen<text:tab/>8</text:p>
          <text:p text:style-name="P31">Datenarchitektur<text:tab/>9</text:p>
          <text:p text:style-name="P32">Logisches Datenmodell<text:tab/>9</text:p>
          <text:p text:style-name="P32">Physisches Datenmodell<text:tab/>9</text:p>
          <text:p text:style-name="P32">Datenbank<text:tab/>9</text:p>
          <text:p text:style-name="P32">Mengengerüst<text:tab/>9</text:p>
        </text:index-body>
      </text:table-of-content>
      <text:p text:style-name="Standard"><text:change-start text:change-id="ct301738032"/></text:p>
      <text:h text:style-name="P30" text:outline-level="1"><text:change-end text:change-id="ct301738032"/><text:change-start text:change-id="ct301721184"/>Einleitung</text:h>
      <text:h text:style-name="Heading_20_2" text:outline-level="2">Über dieses Dokument</text:h>
      <text:p text:style-name="P14">Die Beschreibung der Architektur soll aufzeigen, wie das Projektziel, die automatisierte Erfassung von Metadaten, technisch umgesetzt werden kann. </text:p>
      <text:p text:style-name="P14">Sie dient gleichzeitig als Architekturdokument für den im Projektumfang enthaltenen Proof of Concepts (Prototypen).<text:change-end text:change-id="ct301721184"/><text:change-start text:change-id="ct301725448"/></text:p>
      <text:h text:style-name="Heading_20_1" text:outline-level="1">Aufgabenstellung und Rahmenbedingungen</text:h>
      <text:h text:style-name="Heading_20_2" text:outline-level="2">Ausgangssituation</text:h>
      <text:p text:style-name="P14"><text:change-end text:change-id="ct301725448"/><text:change-start text:change-id="ct301721808"/>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bereiches.</text:p>
      <text:p text:style-name="P14">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text:p>
      <text:p text:style-name="P14">Im Fokus stand hierbei die Erarbeitung von Lösungsansätzen zur Metadatenautomatisierung, die durch Deep Learning Verfahren angereichert zur Verbesserung der Datenauffindbarkeit auch hinsichtlich unterschiedlicher Suchkontexte führen soll. </text:p>
      <text:p text:style-name="P14">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text:p>
      <text:p text:style-name="P14">Insbesondere der Einsatz von Deep-Learning Verfahren, welche bislang in den Bereichen Geo-IT und Open Data keine große Bedeutung besitzen, verfügen über das Potential, auf disruptive Art und Weise dazu beizutragen, bisherige Verfahren der Metadatenbereitstellung auf den Kopf zu stellen und neue Möglichkeiten der Datenrecherche zu ermöglichen.<text:change-end text:change-id="ct301721808"/><text:change-start text:change-id="ct301732936"/></text:p>
      <text:h text:style-name="Heading_20_2" text:outline-level="2">Innovationsbezug &amp; Gesamtziel des Vorhabens</text:h>
      <text:p text:style-name="P14">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5610989638959292991" text:style-name="L1">
        <text:list-item>
          <text:p text:style-name="P15"><text:change-end text:change-id="ct301732936"/><text:change-start text:change-id="ct301732520"/>Vereinfachung und Verbesserung des Zugriffs auf Freie Daten und Freie Geodaten <text:s/>durch automatisierte Anreicherung mit Metadaten und damit Vereinfachung und Optimierung der Metadatenerfassung,–pflege und -bereitstellung.</text:p>
        </text:list-item>
        <text:list-item>
          <text:p text:style-name="P15">Verbesserung der Auffindbarkeit von Daten hinsichtlich ihres Zeitbezuges </text:p>
        </text:list-item>
        <text:list-item>
          <text:p text:style-name="P15">Optimierung der Metadatenzuordnung durch Verfahren des Deep Learnings</text:p>
        </text:list-item>
        <text:list-item>
          <text:p text:style-name="P15">Evaluation der Machbarkeit möglicher Ansätze zur Metadatenautomatisierung mittels Proof of Concept</text:p>
        </text:list-item>
        <text:list-item>
          <text:p text:style-name="P15"><text:soft-page-break/>Nachnutzung der Ergebnisse durch Entwicklung einer standardisierten Open Source Lösung zur Metadatenautomatisierung in einer 2. Projektphase<text:change-end text:change-id="ct301732520"/><text:change-start text:change-id="ct430211000"/></text:p>
        </text:list-item>
      </text:list>
      <text:h text:style-name="Heading_20_1" text:outline-level="1">Software-Architektur</text:h>
      <text:h text:style-name="Heading_20_2" text:outline-level="2">Logischer Systemkontext</text:h>
      <text:p text:style-name="P17">[Abb., die auch klare Abgrenzungen vornimmt: was ist „intern“, was „extern“ aus Sicht MetaOpenData, was ist also im Scope und was nicht. - geht nicht bis auf Einzelkomponenten runter, sondern ist eine Stufe abstrakter]</text:p>
      <text:h text:style-name="Heading_20_2" text:outline-level="2"><text:change-end text:change-id="ct430211000"/><text:change-start text:change-id="ct430209336"/>Komponentenüberblick</text:h>
      <text:p text:style-name="P17">[hier die aktuell in Überarbeitung befindliche Architekturskizze einarbeiten]</text:p>
      <text:p text:style-name="P12"><text:span text:style-name="T8">Die Informationen über Daten (Metadaten) können grundsätzlich nach zwei unterschiedlichen Verfahren generiert werden:</text:span></text:p>
      <text:list xml:id="list1711290623074342928" text:style-name="L4">
        <text:list-item>
          <text:p text:style-name="P13"><text:span text:style-name="T8">durch Ableitung </text:span><text:span text:style-name="T24">aus</text:span><text:span text:style-name="T8"> </text:span><text:span text:style-name="T25">den Daten selbst</text:span><text:span text:style-name="T8">,</text:span><text:span text:style-name="T25"> </text:span><text:span text:style-name="T8">wie dies im unteren Teil der Abbildung zu erkennen ist, und</text:span></text:p>
        </text:list-item>
        <text:list-item>
          <text:p text:style-name="P13"><text:span text:style-name="T8">über Deep-Learning-Methoden, wobei für die Erfassung von benötigten „Trainingsdaten“ sogenannte </text:span><text:span text:style-name="T24">Harvester</text:span><text:span text:style-name="T8"> verwendet werden. Diese beziehen automatisiert Metadaten aus e</text:span><text:span text:style-name="T26">xternen</text:span><text:span text:style-name="T26"> Quellen . Dabei nutzen sie standardisierte CSW-Dienste (Catalogue Service </text:span><text:span text:style-name="T28">for the Web, </text:span><text:span text:style-name="Emphasis"><text:span text:style-name="T28">das ist ein OGC-Standard</text:span></text:span><text:span text:style-name="T28">),</text:span><text:span text:style-name="T29"> </text:span><text:span text:style-name="T8">dargestellt im rechten Bildbereich.</text:span></text:p>
        </text:list-item>
      </text:list>
      <text:p text:style-name="P12"><text:span text:style-name="T8">Die beiden Verfahren können in einem hybriden Ansatz kombiniert werden.</text:span></text:p>
      <text:h text:style-name="Heading_20_2" text:outline-level="2">Komponentenbeschreibung</text:h>
      <text:h text:style-name="Heading_20_3" text:outline-level="3"><text:span text:style-name="T30">Data-Interpreter</text:span></text:h>
      <text:p text:style-name="P28"><text:span text:style-name="T30">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text:span></text:p>
      <text:p text:style-name="P28"><text:span text:style-name="T30">Der sogenannte „Data-Interpreter“ extrahiert deartige Informationen aus den Daten, wobei der Zugriff daraus über Datenbanken, Datenverzeichnisse oder über</text:span><text:span text:style-name="T8"> Geodatendienste wie Web Map Service (WMS), Web Feature Service (WFS) und Web Coverage Service (WCS) geschieht, welche Geodaten und dazugehörige Beschreibungen über das Internet anbieten.</text:span></text:p>
      <text:h text:style-name="Heading_20_3" text:outline-level="3"><text:span text:style-name="T30">ActiniaGDI-Harvester</text:span></text:h>
      <text:p text:style-name="P16"><text:span text:style-name="T30">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text:span><text:soft-page-break/><text:span text:style-name="T30">Metadaten für <text:s/>Geodatendienste und Geodaten vor. Clients befragen CSWs zum Beispiel, um herauszufinden, welche WMS/WFS-Dienste existieren und welche Fähigkeiten bzw. Eigenschaften diese besitzen. Ein CSW liefert Metadatensätze als Abfrageergebnisse (</text:span><text:span text:style-name="T30">z.B. in XML</text:span><text:span text:style-name="T30">), die der ActiniaGDI-Harvester parst und dem Deep-Learning-Interpreter als Eingangs-Trainingsdaten zur Verfügung stellt.</text:span></text:p>
      <text:h text:style-name="Heading_20_3" text:outline-level="3"><text:span text:style-name="T30">Deep-Learning-Interpreter</text:span></text:h>
      <text:p text:style-name="P16"><text:span text:style-name="T30">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span></text:p>
      <text:h text:style-name="Heading_20_3" text:outline-level="3"><text:span text:style-name="T30">ActiniaGDI-CSW-Writer</text:span></text:h>
      <text:p text:style-name="P16"><text:span text:style-name="T30">Über den „</text:span><text:span text:style-name="T30">ActiniaGDI-CSW-Writer“</text:span><text:span text:style-name="T30"> ist es schließlich möglich, mit Hilfe einer Metadaten-Suchmaschine (z. B. der Open Source Software </text:span><text:span text:style-name="T33">Geonetwork Open Source</text:span><text:span text:style-name="T30">), die über eine graphische Benutzeroberfläche (Graphical User Interface = GUI) zugänglich ist, auf die Metadatenbank zuzugreifen und eigene Metadaten zu generieren. </text:span><text:span text:style-name="T30">Somit fungiert der eigene Server wiederum als CSW-Knoten, aus dem von anderen entfernten Katalogen Metadaten bezogen werden können.</text:span></text:p>
      <text:h text:style-name="Heading_20_1" text:outline-level="1">Schnittstellenarchitektur</text:h>
      <text:h text:style-name="Heading_20_2" text:outline-level="2"><text:change-end text:change-id="ct430209336"/><text:change-start text:change-id="ct430209544"/>Schnittstelle XY</text:h>
      <table:table table:name="Tabelle1" table:style-name="Tabelle1">
        <table:table-column table:style-name="Tabelle1.A" table:number-columns-repeated="2"/>
        <table:table-row>
          <table:table-cell table:style-name="Tabelle1.A1" office:value-type="string">
            <text:p text:style-name="P33">Aspekt</text:p>
          </table:table-cell>
          <table:table-cell table:style-name="Tabelle1.B1" office:value-type="string">
            <text:p text:style-name="P33">Ausprägung</text:p>
          </table:table-cell>
        </table:table-row>
        <table:table-row>
          <table:table-cell table:style-name="Tabelle1.A2" office:value-type="string">
            <text:p text:style-name="P33">Art der Kopplung</text:p>
          </table:table-cell>
          <table:table-cell table:style-name="Tabelle1.B2" office:value-type="string">
            <text:p text:style-name="P34">Datei-basierte Datenübertragung</text:p>
            <text:p text:style-name="P34">Datenbank-basierte Datenübertragung</text:p>
            <text:p text:style-name="P34">Service-basierte Schnittstelle</text:p>
          </table:table-cell>
        </table:table-row>
        <table:table-row>
          <table:table-cell table:style-name="Tabelle1.A2" office:value-type="string">
            <text:p text:style-name="P33">Aufruf-Antwort-Verhalten</text:p>
          </table:table-cell>
          <table:table-cell table:style-name="Tabelle1.B2" office:value-type="string">
            <text:p text:style-name="P34">Synchron</text:p>
            <text:p text:style-name="P34">Asynchron</text:p>
          </table:table-cell>
        </table:table-row>
        <table:table-row>
          <table:table-cell table:style-name="Tabelle1.A2" office:value-type="string">
            <text:p text:style-name="P33">Verarbeitungsmodus</text:p>
          </table:table-cell>
          <table:table-cell table:style-name="Tabelle1.B2" office:value-type="string">
            <text:p text:style-name="P34">Online</text:p>
            <text:p text:style-name="P34">Batch</text:p>
          </table:table-cell>
        </table:table-row>
        <table:table-row>
          <table:table-cell table:style-name="Tabelle1.A2" office:value-type="string">
            <text:p text:style-name="P33">Richtung</text:p>
          </table:table-cell>
          <table:table-cell table:style-name="Tabelle1.B2" office:value-type="string">
            <text:p text:style-name="P34">Import</text:p>
            <text:p text:style-name="P34">Export</text:p>
          </table:table-cell>
        </table:table-row>
        <table:table-row>
          <table:table-cell table:style-name="Tabelle1.A2" office:value-type="string">
            <text:p text:style-name="P33">Initiator / auslösendes Ereignis</text:p>
          </table:table-cell>
          <table:table-cell table:style-name="Tabelle1.B2" office:value-type="string">
            <text:p text:style-name="P34">Benutzerinteraktion</text:p>
            <text:p text:style-name="P34">Geschäftsereignis</text:p>
            <text:p text:style-name="P34">Technisches Ereignis</text:p>
            <text:p text:style-name="P34">Zeitereignis</text:p>
          </table:table-cell>
        </table:table-row>
      </table:table>
      <text:list xml:id="list9083642586192089823" text:style-name="L3">
        <text:list-item>
          <text:p text:style-name="P24"><text:change-end text:change-id="ct430209544"/><text:change-start text:change-id="ct430217136"/><text:span text:style-name="T1">Art der Kopplung</text:span><text:line-break/>tbd.</text:p>
        </text:list-item>
        <text:list-item>
          <text:p text:style-name="P24"><text:span text:style-name="T1">Aufruf-Antwort-Verhalten</text:span><text:line-break/>tbd.</text:p>
        </text:list-item>
        <text:list-item>
          <text:p text:style-name="P24"><text:change-end text:change-id="ct430217136"/><text:change-start text:change-id="ct430218696"/><text:span text:style-name="T1">Verarbeitungsmodus</text:span><text:line-break/>tbd.</text:p>
        </text:list-item>
        <text:list-item>
          <text:p text:style-name="P24"><text:span text:style-name="T1">Richtung</text:span><text:line-break/>tbd.</text:p>
        </text:list-item>
        <text:list-item>
          <text:p text:style-name="P24"><text:span text:style-name="T1">Initiator / auslösendes Ereignis</text:span><text:line-break/>tbd.</text:p>
        </text:list-item>
      </text:list>
      <text:h text:style-name="Heading_20_3" text:outline-level="3"><text:change-end text:change-id="ct430218696"/><text:change-start text:change-id="ct430216304"/><text:soft-page-break/>Datensicht der Schnittstelle</text:h>
      <text:p text:style-name="Standard">tbd. - hier ggf. das Informations-/Datenmodell innerhalb der Schnittstellenkommunikation beschreiben bzw. benennen (z.B. bei Verwendung von XÖV-Standards oder anderen Schemata).</text:p>
      <text:h text:style-name="Heading_20_3" text:outline-level="3">Schnittstellenfunktionalität</text:h>
      <text:h text:style-name="Heading_20_4" text:outline-level="4"><text:change-end text:change-id="ct430216304"/><text:change-start text:change-id="ct430217344"/>Schnittstellenlogik</text:h>
      <text:p text:style-name="Standard"><text:change-end text:change-id="ct430217344"/><text:change-start text:change-id="ct430215472"/>tbd. - hier ggf. Berechnungs-/Mapping-Vorschriften und Vor-/Nachearbeitungslogik beschreiben.<text:change-end text:change-id="ct430215472"/><text:change-start text:change-id="ct430216512"/></text:p>
      <text:h text:style-name="Heading_20_4" text:outline-level="4">Schnittstellenprotokoll</text:h>
      <text:p text:style-name="Standard">tbd. - P<text:change-end text:change-id="ct430216512"/><text:change-start text:change-id="ct430217968"/>rotokoll(e) benennen und ggf. beschreiben.</text:p>
      <text:h text:style-name="Heading_20_4" text:outline-level="4">Fehlererkennung und -behandlung<text:change-end text:change-id="ct430217968"/><text:change-start text:change-id="ct430217656"/></text:h>
      <text:p text:style-name="Standard">tbd. - hier Prüfungen / Validierungen / Plausilitäten, Fehlercodes, deren Bedeutung und Fehlerbehandlung beschreiben.<text:change-end text:change-id="ct430217656"/><text:change-start text:change-id="ct430217448"/></text:p>
      <text:h text:style-name="Heading_20_4" text:outline-level="4">Zuordnung von Prozessen &amp; Anwendungsfällen</text:h>
      <text:p text:style-name="Standard"><text:change-end text:change-id="ct430217448"/><text:change-start text:change-id="ct430217240"/>tbd. - hier die Use Cases / Anwendungsfälle / Komponenten benennen, die die Schnittstelle nutzen.<text:change-end text:change-id="ct430217240"/><text:change-start text:change-id="ct430217552"/></text:p>
      <text:h text:style-name="Heading_20_1" text:outline-level="1">Datenarchitektur</text:h>
      <text:h text:style-name="Heading_20_2" text:outline-level="2">Logisches Datenmodell</text:h>
      <text:p text:style-name="Standard">tbd. - das / die logische(n) Datenmodell(e) der Lösung</text:p>
      <text:h text:style-name="Heading_20_2" text:outline-level="2">Physisches Datenmodell</text:h>
      <text:p text:style-name="Standard"><text:change-end text:change-id="ct430217552"/><text:change-start text:change-id="ct430217864"/>tbd. - das / die physische(n) Datenmodell(e) der Lösung</text:p>
      <text:h text:style-name="Heading_20_2" text:outline-level="2"><text:change-end text:change-id="ct430217864"/><text:change-start text:change-id="ct430215576"/>Datenbank</text:h>
      <text:p text:style-name="Standard">tbd. - Benennung des DBMS und Beschreibung dessen Konfiguration.</text:p>
      <text:h text:style-name="Heading_20_2" text:outline-level="2"><text:span text:style-name="T12">Mengengerüst</text:span></text:h>
      <text:p text:style-name="P25"><text:span text:style-name="T12">tbd. - Angaben zum Datenvolumen und Beschreibung der berücksichtigten / angenommenen Entwicklung der Mengen.</text:span></text:p>
      <text:p text:style-name="P1"><text:change-end text:change-id="ct430215576"/><text:change text:change-id="ct438899240"/><text:change text:change-id="ct301723264"/><text:change text:change-id="ct298257936"/><text:change text:change-id="ct298260640"/><text:change text:change-id="ct301724096"/><text:change text:change-id="ct298260120"/><text:change text:change-id="ct301723784"/><text:change text:change-id="ct298259496"/><text:change text:change-id="ct298258456"/><text:change text:change-id="ct301724408"/><text:change text:change-id="ct298259080"/><text:change text:change-id="ct301722536"/><text:change text:change-id="ct438897680"/><text:change text:change-id="ct438889672"/><text:change text:change-id="ct298260328"/><text:change text:change-id="ct438889360"/><text:change text:change-id="ct298258560"/><text:change text:change-id="ct438888944"/><text:change text:change-id="ct298258664"/><text:change text:change-id="ct438889776"/><text:change text:change-id="ct298260432"/><text:change text:change-id="ct438889984"/><text:change text:change-id="ct298258872"/><text:change text:change-id="ct298260536"/><text:change text:change-id="ct298259808"/><text:change text:change-id="ct438887072"/><text:change text:change-id="ct438900280"/><text:change text:change-id="ct438892480"/><text:change text:change-id="ct438897056"/><text:change text:change-id="ct438894248"/><text:change text:change-id="ct438894560"/><text:change text:change-id="ct438895288"/><text:change text:change-id="ct438893832"/><text:change text:change-id="ct438896432"/><text:change text:change-id="ct438895704"/><text:change text:change-id="ct438895184"/><text:change text:change-id="ct438896328"/><text:change text:change-id="ct438894040"/><text:change text:change-id="ct438896016"/><text:change text:change-id="ct438894352"/><text:change text:change-id="ct438893208"/><text:change text:change-id="ct438891960"/><text:change text:change-id="ct438893520"/><text:change text:change-id="ct438895600"/><text:change text:change-id="ct438892896"/><text:change text:change-id="ct438894144"/><text:change text:change-id="ct438892688"/><text:change text:change-id="ct438892168"/><text:change text:change-id="ct438891856"/><text:change text:change-id="ct438896120"/><text:change text:change-id="ct438891752"/><text:change text:change-id="ct438893416"/><text:change text:change-id="ct438893312"/><text:change text:change-id="ct438891648"/><text:change text:change-id="ct438891440"/><text:change text:change-id="ct438893104"/><text:change text:change-id="ct438893000"/><text:change text:change-id="ct438895808"/><text:change text:change-id="ct438890920"/><text:change text:change-id="ct438890712"/><text:change text:change-id="ct438894768"/><text:change text:change-id="ct438890504"/><text:change text:change-id="ct438896224"/><text:change text:change-id="ct438893624"/><text:change text:change-id="ct438890400"/><text:change text:change-id="ct438891336"/><text:change text:change-id="ct438890816"/><text:change text:change-id="ct438892792"/><text:change text:change-id="ct438892064"/><text:change text:change-id="ct438891232"/><text:change text:change-id="ct438891544"/><text:change text:change-id="ct438891128"/><text:change text:change-id="ct438891024"/><text:change text:change-id="ct438903712"/><text:change text:change-id="ct298851832"/><text:change text:change-id="ct438904752"/><text:change text:change-id="ct298852144"/><text:change text:change-id="ct438904960"/><text:change text:change-id="ct298852456"/><text:change text:change-id="ct438906832"/><text:change text:change-id="ct298852560"/><text:change text:change-id="ct438903920"/><text:change text:change-id="ct298858016"/><text:change text:change-id="ct298853288"/><text:change text:change-id="ct298853184"/><text:change text:change-id="ct438904648"/><text:change text:change-id="ct298858224"/><text:change text:change-id="ct438905896"/><text:change text:change-id="ct298858328"/><text:change text:change-id="ct438905584"/><text:change text:change-id="ct298857808"/><text:change text:change-id="ct438905688"/><text:change text:change-id="ct298855000"/><text:change text:change-id="ct438904856"/><text:change text:change-id="ct298854688"/><text:change text:change-id="ct438905792"/><text:change text:change-id="ct298854584"/><text:change text:change-id="ct438903816"/><text:change text:change-id="ct298854792"/><text:change text:change-id="ct438906104"/><text:change text:change-id="ct298855728"/><text:change text:change-id="ct298855208"/><text:change text:change-id="ct438905064"/><text:change text:change-id="ct298855416"/><text:change text:change-id="ct438906312"/><text:change text:change-id="ct298855520"/><text:change text:change-id="ct438906208"/><text:change text:change-id="ct298855936"/><text:change text:change-id="ct298857288"/><text:change text:change-id="ct438906416"/><text:change text:change-id="ct298855312"/><text:change text:change-id="ct298857600"/><text:change text:change-id="ct298857496"/><text:change text:change-id="ct438906624"/><text:change text:change-id="ct298856144"/><text:change text:change-id="ct438904024"/><text:change text:change-id="ct298856352"/><text:change text:change-id="ct298857704"/><text:change text:change-id="ct438905168"/><text:change text:change-id="ct298856664"/><text:change text:change-id="ct438908288"/><text:change text:change-id="ct298857080"/><text:change text:change-id="ct298856560"/><text:change text:change-id="ct298856872"/><text:change text:change-id="ct438907456"/><text:change text:change-id="ct298856976"/><text:change text:change-id="ct438908496"/><text:change text:change-id="ct298862464"/><text:change text:change-id="ct298862568"/><text:change text:change-id="ct298860800"/><text:change text:change-id="ct43889778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ans-serif"/>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5cm" fo:margin-bottom="0.15cm"/>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15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5T14:42:44.140655801</meta:creation-date>
    <dc:date>2018-05-19T18:21:49.80</dc:date>
    <meta:editing-duration>PT4H13M9S</meta:editing-duration>
    <meta:editing-cycles>51</meta:editing-cycles>
    <meta:generator>OpenOffice/4.1.5$Win32 OpenOffice.org_project/415m1$Build-9789</meta:generator>
    <dc:creator>Oliver Bildesheim</dc:creator>
    <meta:document-statistic meta:table-count="1" meta:image-count="0" meta:object-count="0" meta:page-count="11" meta:paragraph-count="244" meta:word-count="1624" meta:character-count="13062"/>
  </office:meta>
</office:document-meta>
</file>